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6299in"/>
    </style:style>
    <style:style style:name="Table1.B" style:family="table-column">
      <style:table-column-properties style:column-width="0.9243in"/>
    </style:style>
    <style:style style:name="Table1.C" style:family="table-column">
      <style:table-column-properties style:column-width="2.0458in"/>
    </style:style>
    <style:style style:name="Table1.D" style:family="table-column">
      <style:table-column-properties style:column-width="0.775in"/>
    </style:style>
    <style:style style:name="Table1.E" style:family="table-column">
      <style:table-column-properties style:column-width="0.6021in"/>
    </style:style>
    <style:style style:name="Table1.F" style:family="table-column">
      <style:table-column-properties style:column-width="0.8986in"/>
    </style:style>
    <style:style style:name="Table1.G" style:family="table-column">
      <style:table-column-properties style:column-width="0.5194in"/>
    </style:style>
    <style:style style:name="Table1.H" style:family="table-column">
      <style:table-column-properties style:column-width="0.5299in"/>
    </style:style>
    <style:style style:name="Table1.A1" style:family="table-cell">
      <style:table-cell-properties style:vertical-align="middle" fo:padding="0.0194in" fo:border="none"/>
    </style:style>
    <style:style style:name="Table2" style:family="table">
      <style:table-properties style:width="2.1722in" table:align="left"/>
    </style:style>
    <style:style style:name="Table2.A" style:family="table-column">
      <style:table-column-properties style:column-width="2.1722in"/>
    </style:style>
    <style:style style:name="Table2.A1" style:family="table-cell">
      <style:table-cell-properties style:vertical-align="middle" fo:padding="0.0194in" fo:border="none"/>
    </style:style>
    <style:style style:name="P1" style:family="paragraph" style:parent-style-name="Text_20_body" style:list-style-name="L1">
      <style:paragraph-properties fo:margin-top="0in" fo:margin-bottom="0in" fo:padding="0in" fo:border="none"/>
    </style:style>
    <style:style style:name="P2" style:family="paragraph" style:parent-style-name="Text_20_body" style:list-style-name="L1">
      <style:paragraph-properties fo:padding="0in" fo:border="none"/>
    </style:style>
    <style:style style:name="P3" style:family="paragraph" style:parent-style-name="List_20_Contents">
      <style:paragraph-properties fo:margin-top="0in" fo:margin-bottom="0.1965in"/>
    </style:style>
    <style:style style:name="P4" style:family="paragraph" style:parent-style-name="Preformatted_20_Text">
      <style:paragraph-properties fo:text-align="start" style:justify-single-word="false" style:writing-mode="lr-tb"/>
    </style:style>
    <style:style style:name="P5" style:family="paragraph" style:parent-style-name="Preformatted_20_Text">
      <style:paragraph-properties fo:margin-top="0in" fo:margin-bottom="0.1965in" fo:text-align="start" style:justify-single-word="false" style:writing-mode="lr-tb"/>
    </style:style>
    <style:style style:name="P6" style:family="paragraph" style:parent-style-name="Text_20_body" style:list-style-name="L2">
      <style:paragraph-properties fo:margin-top="0in" fo:margin-bottom="0in"/>
    </style:style>
    <style:style style:name="P7" style:family="paragraph" style:parent-style-name="Text_20_body" style:list-style-name="L2"/>
    <style:style style:name="P8" style:family="paragraph" style:parent-style-name="Text_20_body" style:list-style-name="L3">
      <style:paragraph-properties fo:margin-top="0in" fo:margin-bottom="0in"/>
    </style:style>
    <style:style style:name="P9" style:family="paragraph" style:parent-style-name="Text_20_body" style:list-style-name="L3"/>
    <style:style style:name="P10" style:family="paragraph" style:parent-style-name="Text_20_body" style:list-style-name="L4">
      <style:paragraph-properties fo:margin-top="0in" fo:margin-bottom="0in"/>
    </style:style>
    <style:style style:name="P11" style:family="paragraph" style:parent-style-name="Text_20_body" style:list-style-name="L4"/>
    <style:style style:name="P12" style:family="paragraph" style:parent-style-name="Text_20_body" style:list-style-name="L5">
      <style:paragraph-properties fo:margin-top="0in" fo:margin-bottom="0in"/>
    </style:style>
    <style:style style:name="P13" style:family="paragraph" style:parent-style-name="Text_20_body" style:list-style-name="L5"/>
    <style:style style:name="P14" style:family="paragraph" style:parent-style-name="Table_20_Contents">
      <style:text-properties fo:font-size="2pt" style:font-size-asian="2pt" style:font-size-complex="2pt"/>
    </style:style>
    <style:style style:name="P15" style:family="paragraph" style:parent-style-name="Text_20_body">
      <style:paragraph-properties fo:margin-top="0in" fo:margin-bottom="0in"/>
    </style:style>
    <style:style style:name="P16" style:family="paragraph" style:parent-style-name="Text_20_body" style:list-style-name="L6">
      <style:paragraph-properties fo:margin-top="0in" fo:margin-bottom="0in"/>
    </style:style>
    <style:style style:name="P17" style:family="paragraph" style:parent-style-name="Text_20_body" style:list-style-name="L6"/>
    <style:style style:name="P18" style:family="paragraph" style:parent-style-name="Text_20_body" style:list-style-name="L7">
      <style:paragraph-properties fo:margin-top="0in" fo:margin-bottom="0in"/>
    </style:style>
    <style:style style:name="P19" style:family="paragraph" style:parent-style-name="Text_20_body" style:list-style-name="L7"/>
    <style:style style:name="P20" style:family="paragraph" style:parent-style-name="Text_20_body" style:list-style-name="L8">
      <style:paragraph-properties fo:margin-top="0in" fo:margin-bottom="0in"/>
    </style:style>
    <style:style style:name="P21" style:family="paragraph" style:parent-style-name="Text_20_body" style:list-style-name="L8"/>
    <style:style style:name="P22" style:family="paragraph" style:parent-style-name="Text_20_body">
      <style:paragraph-properties fo:margin-top="0in" fo:margin-bottom="0in"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ext_20_body" style:list-style-name="L9">
      <style:paragraph-properties fo:margin-top="0in" fo:margin-bottom="0in"/>
    </style:style>
    <style:style style:name="P26" style:family="paragraph" style:parent-style-name="Text_20_body" style:list-style-name="L9"/>
    <style:style style:name="T1" style:family="text">
      <style:text-properties fo:font-weight="bold"/>
    </style:style>
    <style:style style:name="T2" style:family="text">
      <style:text-properties fo:font-style="italic"/>
    </style:style>
    <style:style style:name="T3" style:family="text">
      <style:text-properties fo:font-style="italic"/>
    </style:style>
    <style:style style:name="T4" style:family="text">
      <style:text-properties style:text-position="33% 80%"/>
    </style:style>
    <style:style style:name="T5" style:family="text">
      <style:text-properties style:text-position="33% 80%"/>
    </style:style>
    <style:style style:name="T6" style:family="text" style:parent-style-name="Source_20_Text">
      <style:text-properties fo:font-weight="bold"/>
    </style:style>
    <style:style style:name="T7" style:family="text" style:parent-style-name="Source_20_Text">
      <style:text-properties fo:font-weight="bold"/>
    </style:style>
    <style:style style:name="T8"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title"/>About JavaScript</text:h>
      <text:section text:style-name="Sect1" text:name="page-update">
        <text:p text:style-name="Text_20_body"/>
      </text:section>
      <text:section text:style-name="Sect1" text:name="page-top">
        <text:p text:style-name="Text_20_body"/>
        <text:section text:style-name="Sect1" text:name="pageToc">
          <text:h text:style-name="Heading_20_5" text:outline-level="5" text:is-list-header="true">Table of contents</text:h>
          <text:list text:style-name="L1">
            <text:list-item>
              <text:p text:style-name="P1">1. <text:a xlink:type="simple" xlink:href="https://developer.mozilla.org/en/About_JavaScript#What_is_JavaScript.3f">What is JavaScript?</text:a></text:p>
            </text:list-item>
            <text:list-item>
              <text:p text:style-name="P1">2. <text:a xlink:type="simple" xlink:href="https://developer.mozilla.org/en/About_JavaScript#What_JavaScript_implementations_are_available.3f">What JavaScript implementations are available?</text:a></text:p>
            </text:list-item>
            <text:list-item>
              <text:p text:style-name="P2">3. <text:a xlink:type="simple" xlink:href="https://developer.mozilla.org/en/About_JavaScript#JavaScript_resources">JavaScript resources</text:a></text:p>
            </text:list-item>
          </text:list>
        </text:section>
        <text:section text:style-name="Sect1" text:name="pageText">
          <text:p text:style-name="Text_20_body"/>
          <text:section text:style-name="Sect1" text:name="section_1">
            <text:h text:style-name="Heading_20_3" text:outline-level="3" text:is-list-header="true"><text:bookmark text:name="What_is_JavaScript.3F"/><text:bookmark text:name="What_is_JavaScript.3f"/>What is JavaScript?</text:h>
            <text:p text:style-name="Text_20_body"><text:a xlink:type="simple" xlink:href="http://www.instantweb.com/%7Efoldoc/foldoc.cgi?query=javascript" office:target-frame-name="_blank" xlink:show="new">JavaScript</text:a> is the Netscape-developed object scripting language used in millions of web pages and server applications worldwide. Netscape's JavaScript is a superset of the ECMA-262 Edition 3 (<text:a xlink:type="simple" xlink:href="https://developer.mozilla.org/en/ECMAScript">ECMAScript</text:a>) standard scripting language, with only mild differences from the published standard.</text:p>
            <text:p text:style-name="Text_20_body">Contrary to popular misconception, JavaScript is not "Interpretive Java". In a nutshell, JavaScript is a dynamic scripting language supporting <text:a xlink:type="simple" xlink:href="https://developer.mozilla.org/en/Core_JavaScript_1.5_Guide/Details_of_the_Object_Model#Class-Based_vs._Prototype-Based_Languages">prototype based</text:a> object construction. The basic syntax is intentionally similar to both Java and C++ to reduce the number of new concepts required to learn the language. Language constructs, such as if statements, for and while loops, and switch and try ... catch blocks function the same as in these languages (or nearly so.)</text:p>
            <text:p text:style-name="Text_20_body">JavaScript can function as both a <text:a xlink:type="simple" xlink:href="http://www.instantweb.com/%7Efoldoc/foldoc.cgi?query=procedural&amp;action=Search" office:target-frame-name="_blank" xlink:show="new">procedural</text:a> and an <text:a xlink:type="simple" xlink:href="http://www.instantweb.com/%7Efoldoc/foldoc.cgi?query=object+oriented&amp;action=Search" office:target-frame-name="_blank" xlink:show="new">object oriented language</text:a>. Objects are created programmatically in JavaScript, by attaching methods and properties to otherwise empty objects <text:span text:style-name="Strong_20_Emphasis">at run time</text:span>, as opposed to the syntactic class definitions common in compiled languages like C++ and Java. Once an object has been constructed it can be used as a blueprint (or prototype) for creating similar objects.</text:p>
            <text:p text:style-name="Text_20_body">JavaScript's dynamic capabilities include runtime object construction, variable parameter lists, function variables, dynamic script creation (via <text:a xlink:type="simple" xlink:href="https://developer.mozilla.org/en/Core_JavaScript_1.5_Reference/Global_Functions/eval"><text:span text:style-name="Source_20_Text">eval</text:span></text:a>), object introspection (via <text:span text:style-name="Source_20_Text">for ... in</text:span>), and source code recovery (JavaScript programs can decompile function bodies back into their source text)</text:p>
            <text:p text:style-name="Text_20_body">Intrinsic objects are <text:span text:style-name="Source_20_Text">Number</text:span>, <text:span text:style-name="Source_20_Text">String</text:span>, <text:span text:style-name="Source_20_Text">Boolean</text:span>, <text:span text:style-name="Source_20_Text">Date</text:span>, <text:span text:style-name="Source_20_Text">RegExp</text:span>, and <text:span text:style-name="Source_20_Text">Math</text:span>.</text:p>
            <text:p text:style-name="Text_20_body">For a more in depth discussion of JavaScript programming follow the <text:a xlink:type="simple" xlink:href="https://developer.mozilla.org/en/About_JavaScript#JavaScript_resources">JavaScript resources</text:a> links below.</text:p>
          </text:section>
          <text:section text:style-name="Sect1" text:name="section_2">
            <text:h text:style-name="Heading_20_3" text:outline-level="3" text:is-list-header="true"><text:bookmark text:name="What_JavaScript_implementations_are_available.3F"/><text:bookmark text:name="What_JavaScript_implementations_are_available.3f"/>What JavaScript implementations are available?</text:h>
            <text:p text:style-name="Text_20_body">mozilla.org hosts two JavaScript implementations. The first <text:span text:style-name="Strong_20_Emphasis">ever</text:span> JavaScript was created by Brendan Eich at Netscape, and has since been updated (in JavaScript 1.5) to conform to ECMA-262 Edition 3. This engine, code named <text:a xlink:type="simple" xlink:href="https://developer.mozilla.org/en/SpiderMonkey">SpiderMonkey</text:a>, is implemented in C. The <text:a xlink:type="simple" xlink:href="https://developer.mozilla.org/en/Rhino">Rhino</text:a> engine, created primarily by Norris Boyd (also at Netscape) is a JavaScript implementation in Java. Like SpiderMonkey, Rhino is ECMA-262 Edition 3 compliant.</text:p>
            <text:p text:style-name="Text_20_body">Each mozilla.org JavaScript engine exposes a public API applications can call on for JavaScript support. By far, the most common host environment for JavaScript is web browsers. Web browsers typically use the public API to create 'host objects' responsible for reflecting the <text:a xlink:type="simple" xlink:href="http://www.w3.org/DOM/" office:target-frame-name="_blank" xlink:show="new">DOM</text:a> into JavaScript.</text:p>
            <text:p text:style-name="Text_20_body">Another common application for JavaScript is as a (web) server side scripting language. A JavaScript web server would expose host objects representing a HTTP request and response objects, which could then be manipulated by a JavaScript program to dynamically generate web pages.</text:p>
            <text:p text:style-name="Text_20_body">For more information on embedding JavaScript in your own applications, follow either the SpiderMonkey or Rhino links below, or visit us on the netscape.public.mozilla.jseng newsgroup.</text:p>
          </text:section>
        </text:section>
      </text:section>
      <text:p text:style-name="Standard"/>
      <text:p text:style-name="Text_20_body"><text:span text:style-name="T1">JavaScript</text:span> is a <text:a xlink:type="simple" xlink:href="http://en.wikipedia.org/wiki/Scripting_language">scripting language</text:a> widely used for <text:a xlink:type="simple" xlink:href="http://en.wikipedia.org/wiki/Client-side">client-side</text:a> web development. It was the originating <text:a xlink:type="simple" xlink:href="http://en.wikipedia.org/wiki/Programming_language_dialect">dialect</text:a> of the <text:a xlink:type="simple" xlink:href="http://en.wikipedia.org/wiki/ECMAScript">ECMAScript</text:a> standard. It is a <text:a xlink:type="simple" xlink:href="http://en.wikipedia.org/wiki/Dynamic_language">dynamic</text:a>, <text:a xlink:type="simple" xlink:href="http://en.wikipedia.org/wiki/Weak_typing">weakly typed</text:a>, <text:a xlink:type="simple" xlink:href="http://en.wikipedia.org/wiki/Prototype-based_programming">prototype-based</text:a> language with <text:a xlink:type="simple" xlink:href="http://en.wikipedia.org/wiki/First-class_function">first-class functions</text:a>. JavaScript was influenced by many languages and was designed to look like <text:a xlink:type="simple" xlink:href="http://en.wikipedia.org/wiki/Java_%28programming_language%29">Java</text:a>, but be easier for non-programmers to work with.<text:bookmark text:name="cite_ref-techvision_0-0"/><text:a xlink:type="simple" xlink:href="http://en.wikipedia.org/wiki/JavaScript#cite_note-techvision-0">[1]</text:a><text:bookmark text:name="cite_ref-popularity_1-0"/><text:a xlink:type="simple" xlink:href="http://en.wikipedia.org/wiki/JavaScript#cite_note-popularity-1">[2]</text:a></text:p>
      <text:p text:style-name="Text_20_body">Although best known for its use in <text:a xlink:type="simple" xlink:href="http://en.wikipedia.org/wiki/Website">websites</text:a> (as <text:a xlink:type="simple" xlink:href="http://en.wikipedia.org/wiki/Client-side_JavaScript">client-side JavaScript</text:a>), JavaScript is also used to enable scripting access to objects embedded in other applications (see below).</text:p>
      <text:p text:style-name="Text_20_body">JavaScript, despite the name, is essentially unrelated to the Java programming language, although both have the common <text:a xlink:type="simple" xlink:href="http://en.wikipedia.org/wiki/C_%28programming_language%29">C</text:a> <text:a xlink:type="simple" xlink:href="http://en.wikipedia.org/wiki/Curly_bracket_programming_language">syntax</text:a>, and JavaScript copies many Java names and naming conventions. The language's name is the result of a co-marketing deal between <text:a xlink:type="simple" xlink:href="http://en.wikipedia.org/wiki/Netscape">Netscape</text:a> and <text:a xlink:type="simple" xlink:href="http://en.wikipedia.org/wiki/Sun_Microsystems">Sun</text:a>, in exchange for Netscape bundling Sun's Java runtime with their then-dominant <text:a xlink:type="simple" xlink:href="http://en.wikipedia.org/wiki/Web_browser">browser</text:a>. The key design principles within JavaScript are inherited from the <text:a xlink:type="simple" xlink:href="http://en.wikipedia.org/wiki/Self_%28programming_language%29">Self</text:a> and <text:a xlink:type="simple" xlink:href="http://en.wikipedia.org/wiki/Scheme_%28programming_language%29">Scheme</text:a> programming languages.<text:bookmark text:name="cite_ref-2"/><text:a xlink:type="simple" xlink:href="http://en.wikipedia.org/wiki/JavaScript#cite_note-2">[3]</text:a></text:p>
      <text:p text:style-name="Text_20_body">"JavaScript" is a <text:a xlink:type="simple" xlink:href="http://en.wikipedia.org/wiki/Trademark">trademark</text:a> of Sun Microsystems. It was used under license for technology invented and implemented by Netscape Communications and current entities such as the <text:a xlink:type="simple" xlink:href="http://en.wikipedia.org/wiki/Mozilla_Foundation">Mozilla Foundation</text:a>.<text:bookmark text:name="cite_ref-3"/><text:a xlink:type="simple" xlink:href="http://en.wikipedia.org/wiki/JavaScript#cite_note-3">[4]</text:a></text:p>
      <text:p text:style-name="Standard"/>
      <text:h text:style-name="Heading_20_2" text:outline-level="2" text:is-list-header="true">History and naming</text:h>
      <text:p text:style-name="Text_20_body">JavaScript was originally developed by <text:a xlink:type="simple" xlink:href="http://en.wikipedia.org/wiki/Brendan_Eich">Brendan Eich</text:a> of Netscape under the name <text:span text:style-name="T2">Mocha</text:span>, which was later renamed to <text:span text:style-name="T2">LiveScript</text:span>, and finally to JavaScript.<text:bookmark text:name="cite_ref-4"/><text:a xlink:type="simple" xlink:href="http://en.wikipedia.org/wiki/JavaScript#cite_note-4">[5]</text:a> The change of name from LiveScript to JavaScript roughly coincided with Netscape adding support for Java technology in its <text:a xlink:type="simple" xlink:href="http://en.wikipedia.org/wiki/Netscape_Navigator">Netscape Navigator</text:a> <text:a xlink:type="simple" xlink:href="http://en.wikipedia.org/wiki/Web_browser">web browser</text:a>. JavaScript was first introduced and deployed in the Netscape browser version 2.0B3 in December 1995. The naming has caused confusion, giving the impression that the language is a spin-off of Java, and it has been characterized by many as a marketing ploy by Netscape to give JavaScript the cachet of what was then the hot new web-programming language.<text:bookmark text:name="cite_ref-5"/><text:a xlink:type="simple" xlink:href="http://en.wikipedia.org/wiki/JavaScript#cite_note-5">[6]</text:a><text:bookmark text:name="cite_ref-6"/><text:a xlink:type="simple" xlink:href="http://en.wikipedia.org/wiki/JavaScript#cite_note-6">[7]</text:a></text:p>
      <text:p text:style-name="Text_20_body"><text:a xlink:type="simple" xlink:href="http://en.wikipedia.org/wiki/Microsoft">Microsoft</text:a> named its dialect of the language <text:a xlink:type="simple" xlink:href="http://en.wikipedia.org/wiki/JScript">JScript</text:a> to avoid trademark issues. JScript was first supported in <text:a xlink:type="simple" xlink:href="http://en.wikipedia.org/wiki/Internet_Explorer">Internet Explorer</text:a> version 3.0, released in August 1996, and it included <text:a xlink:type="simple" xlink:href="http://en.wikipedia.org/wiki/Year_2000_problem">Y2K-compliant</text:a> date functions, unlike those based on <text:a xlink:type="simple" xlink:href="http://java.sun.com/j2se/1.4.2/docs/api/java/util/Date.html">java.util.Date</text:a> in JavaScript at the time. The dialects are perceived to be so similar that the terms "JavaScript" and "JScript" are often used interchangeably. Microsoft, however, notes dozens of ways in which JScript is <text:a xlink:type="simple" xlink:href="http://msdn2.microsoft.com/en-us/library/4tc5a343.aspx">not ECMA compliant</text:a>.</text:p>
      <text:p text:style-name="Text_20_body">Netscape submitted JavaScript to <text:a xlink:type="simple" xlink:href="http://en.wikipedia.org/wiki/Ecma_International">Ecma International</text:a> for standardization resulting in the standardized version named <text:a xlink:type="simple" xlink:href="http://en.wikipedia.org/wiki/ECMAScript">ECMAScript</text:a>.<text:bookmark text:name="cite_ref-7"/><text:a xlink:type="simple" xlink:href="http://en.wikipedia.org/wiki/JavaScript#cite_note-7">[8]</text:a></text:p>
      <text:p text:style-name="Text_20_body">The flexibility of JavaScript has made it one of the most popular programming languages on the web and also one of the easier languages to learn. In regards to demographics, the language is extremely widespread in India with the United States, Russia and Ukraine also using it as a staple in their online programming. As the web continues to expand, the use of JavaScript looks like it will become more popular especially in Europe and Asia. <text:bookmark text:name="cite_ref-present_day_8-0"/><text:a xlink:type="simple" xlink:href="http://en.wikipedia.org/wiki/JavaScript#cite_note-present_day-8">[9]</text:a></text:p>
      <text:h text:style-name="Heading_20_2" text:outline-level="2" text:is-list-header="true"><text:bookmark text:name="Features"/>[<text:a xlink:type="simple" xlink:href="http://en.wikipedia.org/w/index.php?title=JavaScript&amp;action=edit&amp;section=2">edit</text:a>] Features</text:h>
      <text:h text:style-name="Heading_20_3" text:outline-level="3" text:is-list-header="true"><text:bookmark text:name="Imperative_and_structured"/>[<text:a xlink:type="simple" xlink:href="http://en.wikipedia.org/w/index.php?title=JavaScript&amp;action=edit&amp;section=3">edit</text:a>] Imperative and structured</text:h>
      <text:p text:style-name="Text_20_body">JavaScript supports all the <text:a xlink:type="simple" xlink:href="http://en.wikipedia.org/wiki/Structured_programming">structured programming</text:a> syntax in <text:a xlink:type="simple" xlink:href="http://en.wikipedia.org/wiki/C_%28computer_language%29">C</text:a> (e.g., <text:span text:style-name="Source_20_Text">if</text:span> statements, <text:span text:style-name="Source_20_Text">while</text:span> loops, <text:span text:style-name="Source_20_Text">switch</text:span> statements, etc.). One partial exception is <text:a xlink:type="simple" xlink:href="http://en.wikipedia.org/wiki/Scope_%28computer_science%29">scoping</text:a>: C-style block-level scoping is not supported. JavaScript 1.7, however, supports block-level scoping with the <text:span text:style-name="Source_20_Text">let</text:span> keyword. Like C, JavaScript makes a distinction between <text:a xlink:type="simple" xlink:href="http://en.wikipedia.org/wiki/Expression_%28programming%29">expressions</text:a> and <text:a xlink:type="simple" xlink:href="http://en.wikipedia.org/wiki/Statement_%28programming%29">statements</text:a>.</text:p>
      <text:h text:style-name="Heading_20_3" text:outline-level="3" text:is-list-header="true"><text:bookmark text:name="Dynamic"/>[<text:a xlink:type="simple" xlink:href="http://en.wikipedia.org/w/index.php?title=JavaScript&amp;action=edit&amp;section=4">edit</text:a>] Dynamic</text:h>
      <text:p text:style-name="List_20_Heading">dynamic typing </text:p>
      <text:p text:style-name="List_20_Contents">As in most scripting languages, <text:a xlink:type="simple" xlink:href="http://en.wikipedia.org/wiki/Type_system">types</text:a> are associated with <text:a xlink:type="simple" xlink:href="http://en.wikipedia.org/wiki/Value_%28computer_science%29">values</text:a>, not <text:a xlink:type="simple" xlink:href="http://en.wikipedia.org/wiki/Variables">variables</text:a>. For example, a variable <text:span text:style-name="Source_20_Text">x</text:span> could be bound to a number, then later rebound to a <text:a xlink:type="simple" xlink:href="http://en.wikipedia.org/wiki/String_%28computer_science%29">string</text:a>. JavaScript supports various ways to test the type of an object, including <text:a xlink:type="simple" xlink:href="http://en.wikipedia.org/wiki/Duck_typing">duck typing</text:a>.<text:bookmark text:name="cite_ref-9"/><text:a xlink:type="simple" xlink:href="http://en.wikipedia.org/wiki/JavaScript#cite_note-9">[10]</text:a> </text:p>
      <text:p text:style-name="List_20_Heading">objects as associative arrays </text:p>
      <text:p text:style-name="List_20_Contents">JavaScript is almost entirely <text:a xlink:type="simple" xlink:href="http://en.wikipedia.org/wiki/Object-based">object-based</text:a>. <text:a xlink:type="simple" xlink:href="http://en.wikipedia.org/wiki/Object_%28computer_science%29">Objects</text:a> are <text:a xlink:type="simple" xlink:href="http://en.wikipedia.org/wiki/Associative_array">associative arrays</text:a>, augmented with prototypes (see below). Object property names are associative array keys: <text:span text:style-name="Source_20_Text">obj.x = 10</text:span> and <text:span text:style-name="Source_20_Text">obj["x"] = 10</text:span> are equivalent, the dot notation being merely <text:a xlink:type="simple" xlink:href="http://en.wikipedia.org/wiki/Syntactic_sugar">syntactic sugar</text:a>. Properties and their values can be added, changed, or deleted at run-time. The properties of an object can also be enumerated via a <text:span text:style-name="Source_20_Text">for...in</text:span> loop. </text:p>
      <text:p text:style-name="List_20_Heading">run-time evaluation </text:p>
      <text:p text:style-name="P3">JavaScript includes an <text:a xlink:type="simple" xlink:href="http://en.wikipedia.org/wiki/Eval">eval</text:a> function that can execute statements provided as strings at run-time. </text:p>
      <text:h text:style-name="Heading_20_3" text:outline-level="3" text:is-list-header="true"><text:bookmark text:name="Functional"/>[<text:a xlink:type="simple" xlink:href="http://en.wikipedia.org/w/index.php?title=JavaScript&amp;action=edit&amp;section=5">edit</text:a>] Functional</text:h>
      <text:p text:style-name="List_20_Heading">first-class functions </text:p>
      <text:p text:style-name="List_20_Contents"><text:a xlink:type="simple" xlink:href="http://en.wikipedia.org/wiki/Subroutine">Functions</text:a> are <text:a xlink:type="simple" xlink:href="http://en.wikipedia.org/wiki/First-class_function">first-class</text:a>; they are objects themselves. As such, they have properties and can be passed around and interacted with like any other object. </text:p>
      <text:p text:style-name="List_20_Heading">inner functions and closures </text:p>
      <text:p text:style-name="P3">Inner functions (functions defined within other functions) are created each time the outer function is invoked, and variables of the outer functions for that invocation continue to exist as long as the inner functions still exist, even after that invocation is finished (e.g. if the inner function was returned, it still has access to the outer function's variables) — this is the mechanism behind <text:a xlink:type="simple" xlink:href="http://en.wikipedia.org/wiki/Closure_%28computer_science%29">closures</text:a> within JavaScript. </text:p>
      <text:h text:style-name="Heading_20_3" text:outline-level="3" text:is-list-header="true"><text:bookmark text:name="Prototype-based"/>[<text:a xlink:type="simple" xlink:href="http://en.wikipedia.org/w/index.php?title=JavaScript&amp;action=edit&amp;section=6">edit</text:a>] Prototype-based</text:h>
      <text:p text:style-name="List_20_Heading">prototypes </text:p>
      <text:p text:style-name="List_20_Contents">JavaScript uses <text:a xlink:type="simple" xlink:href="http://en.wikipedia.org/wiki/Prototype-based_programming">prototypes</text:a> instead of <text:a xlink:type="simple" xlink:href="http://en.wikipedia.org/wiki/Class_%28computer_science%29">classes</text:a> for defining object properties, including <text:a xlink:type="simple" xlink:href="http://en.wikipedia.org/wiki/Method_%28computer_science%29">methods</text:a>, and <text:a xlink:type="simple" xlink:href="http://en.wikipedia.org/wiki/Inheritance_%28computer_science%29">inheritance</text:a>. It is possible to simulate many class-based features with prototypes in JavaScript. </text:p>
      <text:p text:style-name="List_20_Heading">functions as object constructors </text:p>
      <text:p text:style-name="List_20_Contents">Functions double as object constructors along with their typical role. Prefixing a function call with <text:span text:style-name="Source_20_Text">new</text:span> creates a new object and calls that function with its local <text:span text:style-name="Source_20_Text">this</text:span> keyword bound to that object for that invocation. The function's <text:span text:style-name="Source_20_Text">prototype</text:span> property determines the new object's prototype. </text:p>
      <text:p text:style-name="List_20_Heading">functions as methods </text:p>
      <text:p text:style-name="P3">Unlike many object-oriented languages, there is no distinction between a function definition and a <text:a xlink:type="simple" xlink:href="http://en.wikipedia.org/wiki/Method_%28computer_science%29">method</text:a> definition. Rather, the distinction occurs during function calling; a function can be called as a method. When a function is invoked as a method of an object, the function's local <text:span text:style-name="Source_20_Text">this</text:span> keyword is bound to that object for that invocation. </text:p>
      <text:h text:style-name="Heading_20_3" text:outline-level="3" text:is-list-header="true"><text:bookmark text:name="Miscellaneous"/>[<text:a xlink:type="simple" xlink:href="http://en.wikipedia.org/w/index.php?title=JavaScript&amp;action=edit&amp;section=7">edit</text:a>] Miscellaneous</text:h>
      <text:p text:style-name="List_20_Heading">run-time environment </text:p>
      <text:p text:style-name="List_20_Contents">JavaScript typically relies on a run-time environment (e.g. in a web browser) to provide objects and methods by which scripts can interact with "the outside world". (This is not a language feature per se, but it is common in most JavaScript implementations.) </text:p>
      <text:p text:style-name="List_20_Heading">variadic functions </text:p>
      <text:p text:style-name="List_20_Contents">An indefinite number of parameters can be passed to a function. The function can both access them through <text:a xlink:type="simple" xlink:href="http://en.wikipedia.org/wiki/Formal_parameter">formal parameters</text:a> and the local <text:span text:style-name="Source_20_Text">arguments</text:span> object. </text:p>
      <text:p text:style-name="List_20_Heading">array and object literals </text:p>
      <text:p text:style-name="List_20_Contents">Like many scripting languages, arrays and objects (associative arrays in other languages) can each be created with a succinct shortcut syntax. In fact, these <text:a xlink:type="simple" xlink:href="http://en.wikipedia.org/wiki/Object_literal">literals</text:a> form the basis of the <text:a xlink:type="simple" xlink:href="http://en.wikipedia.org/wiki/JSON">JSON</text:a> data format. </text:p>
      <text:p text:style-name="List_20_Heading">regular expressions </text:p>
      <text:p text:style-name="P3">JavaScript also supports <text:a xlink:type="simple" xlink:href="http://en.wikipedia.org/wiki/Regular_expression">regular expressions</text:a> in a manner similar to <text:a xlink:type="simple" xlink:href="http://en.wikipedia.org/wiki/Perl">Perl</text:a>, which provide a concise and powerful syntax for text manipulation that is more sophisticated than the built-in string functions. </text:p>
      <text:p text:style-name="Text_20_body"/>
      <text:h text:style-name="Heading_20_2" text:outline-level="2" text:is-list-header="true"><text:bookmark text:name="Syntax"/>[<text:a xlink:type="simple" xlink:href="http://en.wikipedia.org/w/index.php?title=JavaScript&amp;action=edit&amp;section=8">edit</text:a>] Syntax</text:h>
      <text:p text:style-name="P3"><text:span text:style-name="T2">Main article: </text:span><text:a xlink:type="simple" xlink:href="http://en.wikipedia.org/wiki/JavaScript_syntax"><text:span text:style-name="T3">JavaScript syntax</text:span></text:a></text:p>
      <text:p text:style-name="Text_20_body">As of 2008, the latest version of the language is JavaScript 1.8. It is a superset of <text:a xlink:type="simple" xlink:href="http://en.wikipedia.org/wiki/ECMAScript">ECMAScript</text:a> (ECMA-262) Edition 3. Extensions to the language, including partial <text:a xlink:type="simple" xlink:href="http://en.wikipedia.org/wiki/E4X">E4X</text:a> (ECMA-357) support and experimental features considered for inclusion into ECMAScript Edition 4, are documented <text:a xlink:type="simple" xlink:href="http://developer.mozilla.org/en/docs/Core_JavaScript_1.5_Reference:About">here</text:a>.</text:p>
      <text:p text:style-name="Text_20_body">Sample code:</text:p>
      <text:p text:style-name="P4">var c = (function(id){</text:p>
      <text:p text:style-name="P4"><text:s/></text:p>
      <text:p text:style-name="P4">/**</text:p>
      <text:p text:style-name="P4"><text:s/>* <text:s/>FunctionDeclaration to be used as a constructor.</text:p>
      <text:p text:style-name="P4"><text:s/>*/</text:p>
      <text:p text:style-name="P4">function MyConstructor(id) {</text:p>
      <text:p text:style-name="P4"><text:s text:c="4"/>this.id = id;</text:p>
      <text:p text:style-name="P4"><text:s text:c="4"/>this.init(); </text:p>
      <text:p text:style-name="P4">}</text:p>
      <text:p text:style-name="P4"><text:s/></text:p>
      <text:p text:style-name="P4">MyConstructor.prototype = {</text:p>
      <text:p text:style-name="P4"><text:s text:c="4"/>init : function() { // function expression.</text:p>
      <text:p text:style-name="P4"><text:s/></text:p>
      <text:p text:style-name="P4"><text:s text:c="7"/>// block statement with label.</text:p>
      <text:p text:style-name="P4"><text:s text:c="8"/>incrementI : {</text:p>
      <text:p text:style-name="P4"><text:s text:c="12"/>// Function scope (no block scope).</text:p>
      <text:p text:style-name="P4"><text:s text:c="12"/>var x = 10; </text:p>
      <text:p text:style-name="P4"><text:s text:c="8"/>}</text:p>
      <text:p text:style-name="P4"><text:s text:c="8"/>this.id += x;</text:p>
      <text:p text:style-name="P4"><text:s text:c="4"/>},</text:p>
      <text:p text:style-name="P4"><text:s text:c="4"/>toString : function() {</text:p>
      <text:p text:style-name="P4"><text:s text:c="8"/>return "MyConstructor: id = " + this.id;</text:p>
      <text:p text:style-name="P4"><text:s text:c="4"/>}</text:p>
      <text:p text:style-name="P4">};</text:p>
      <text:p text:style-name="P4">return new MyConstructor(id); // statement.</text:p>
      <text:p text:style-name="P5">})(12); // anonymous function wrapping</text:p>
      <text:p text:style-name="Text_20_body">When <text:a xlink:type="simple" xlink:href="http://en.wikipedia.org/wiki/Cast_%28computer_science%29">casting</text:a> the newly created <text:a xlink:type="simple" xlink:href="http://en.wikipedia.org/wiki/Object_%28computer_science%29">object</text:a> <text:span text:style-name="Source_20_Text">c</text:span> to a <text:a xlink:type="simple" xlink:href="http://en.wikipedia.org/wiki/String_%28computer_science%29">string</text:a>, which can be done by calling <text:span text:style-name="Source_20_Text">c.toString()</text:span> or <text:span text:style-name="Source_20_Text">c+""</text:span>, the result is <text:span text:style-name="Source_20_Text">"MyConstructor: id = 22"</text:span>.</text:p>
      <text:h text:style-name="Heading_20_2" text:outline-level="2" text:is-list-header="true"><text:bookmark text:name="Use_in_web_pages"/>[<text:a xlink:type="simple" xlink:href="http://en.wikipedia.org/w/index.php?title=JavaScript&amp;action=edit&amp;section=9">edit</text:a>] Use in web pages</text:h>
      <text:p text:style-name="List_20_Contents"><text:span text:style-name="T2">Main article: </text:span><text:a xlink:type="simple" xlink:href="http://en.wikipedia.org/wiki/Client-side_JavaScript"><text:span text:style-name="T3">Client-side JavaScript</text:span></text:a></text:p>
      <text:p text:style-name="P3"><text:span text:style-name="T2">See also: </text:span><text:a xlink:type="simple" xlink:href="http://en.wikipedia.org/wiki/Ajax_%28programming%29"><text:span text:style-name="T3">Ajax (programming)</text:span></text:a> </text:p>
      <text:p text:style-name="Text_20_body">The primary use of JavaScript is to write functions that are embedded in or included from <text:a xlink:type="simple" xlink:href="http://en.wikipedia.org/wiki/HTML">HTML</text:a> pages and interact with the <text:a xlink:type="simple" xlink:href="http://en.wikipedia.org/wiki/Document_Object_Model">Document Object Model</text:a> (DOM) of the page. Some simple examples of this usage are:</text:p>
      <text:list text:style-name="L2">
        <text:list-item>
          <text:p text:style-name="P6">Opening or <text:a xlink:type="simple" xlink:href="http://en.wikipedia.org/wiki/Pop-up_ad">popping up</text:a> a new window with programmatic control over the size, position, and attributes of the new window (i.e. whether the menus, toolbars, etc. are visible). </text:p>
        </text:list-item>
        <text:list-item>
          <text:p text:style-name="P6"><text:a xlink:type="simple" xlink:href="http://en.wikipedia.org/wiki/Validation">Validation</text:a> of <text:a xlink:type="simple" xlink:href="http://en.wikipedia.org/wiki/Form_%28web%29">web form</text:a> input values to make sure that they will be accepted before they are submitted to the server. </text:p>
        </text:list-item>
        <text:list-item>
          <text:p text:style-name="P7">Changing images as the mouse cursor <text:a xlink:type="simple" xlink:href="http://en.wikipedia.org/wiki/Rollover_%28web_design%29">moves over them</text:a>: This effect is often used to draw the user's attention to important links displayed as graphical elements. </text:p>
        </text:list-item>
      </text:list>
      <text:p text:style-name="Text_20_body">Because JavaScript code can run locally in a user's browser (rather than on a remote server) it can respond to user actions quickly, making an application feel more responsive. Furthermore, JavaScript code can detect user actions which HTML alone cannot, such as individual keystrokes. Applications such as <text:a xlink:type="simple" xlink:href="http://en.wikipedia.org/wiki/Gmail">Gmail</text:a> take advantage of this: much of the user-interface logic is written in JavaScript, and JavaScript dispatches requests for information (such as the content of an e-mail message) to the server. The wider trend of <text:a xlink:type="simple" xlink:href="http://en.wikipedia.org/wiki/AJAX">Ajax programming</text:a> similarly exploits this strength.</text:p>
      <text:p text:style-name="Text_20_body">A <text:span text:style-name="T2">JavaScript engine</text:span> (also known as <text:span text:style-name="T2">JavaScript interpreter</text:span> or <text:span text:style-name="T2">JavaScript implementation</text:span>) is an <text:a xlink:type="simple" xlink:href="http://en.wikipedia.org/wiki/Interpreter_%28computing%29">interpreter</text:a> that interprets JavaScript <text:a xlink:type="simple" xlink:href="http://en.wikipedia.org/wiki/Source_code">source code</text:a> and executes the <text:a xlink:type="simple" xlink:href="http://en.wikipedia.org/wiki/Computer_program">script</text:a> accordingly. The first ever JavaScript engine was created by <text:a xlink:type="simple" xlink:href="http://en.wikipedia.org/wiki/Brendan_Eich">Brendan Eich</text:a> at <text:a xlink:type="simple" xlink:href="http://en.wikipedia.org/wiki/Netscape_Communications_Corporation">Netscape Communications Corporation</text:a>, for the <text:a xlink:type="simple" xlink:href="http://en.wikipedia.org/wiki/Netscape_Navigator">Netscape Navigator</text:a> <text:a xlink:type="simple" xlink:href="http://en.wikipedia.org/wiki/Web_browser">web browser</text:a>. The engine, code-named <text:a xlink:type="simple" xlink:href="http://en.wikipedia.org/wiki/SpiderMonkey_%28JavaScript_engine%29">SpiderMonkey</text:a>, is implemented in <text:a xlink:type="simple" xlink:href="http://en.wikipedia.org/wiki/C_%28programming_language%29">C</text:a>. It has since been updated (in JavaScript 1.5) to conform to ECMA-262 Edition 3. The <text:a xlink:type="simple" xlink:href="http://en.wikipedia.org/wiki/Rhino_%28JavaScript_engine%29">Rhino</text:a> engine, created primarily by Norris Boyd (also at Netscape) is a JavaScript implementation in <text:a xlink:type="simple" xlink:href="http://en.wikipedia.org/wiki/Java_%28programming_language%29">Java</text:a>. Rhino, like SpiderMonkey, is ECMA-262 Edition 3 compliant.</text:p>
      <text:p text:style-name="Text_20_body">The most common host environment for JavaScript is by far a web browser. Web browsers typically use the public <text:a xlink:type="simple" xlink:href="http://en.wikipedia.org/wiki/Application_programming_interface">API</text:a> to create "host objects" responsible for reflecting the <text:a xlink:type="simple" xlink:href="http://en.wikipedia.org/wiki/Document_Object_Model">DOM</text:a> into JavaScript. The <text:a xlink:type="simple" xlink:href="http://en.wikipedia.org/wiki/Web_server">web server</text:a> is another common application of the engine. A <text:a xlink:type="simple" xlink:href="http://en.wikipedia.org/wiki/Server-side_JavaScript">JavaScript webserver</text:a> would expose host objects representing an <text:a xlink:type="simple" xlink:href="http://en.wikipedia.org/wiki/HTTP">HTTP</text:a> request and response objects, which a JavaScript program could then manipulate to dynamically generate web pages.</text:p>
      <text:p text:style-name="Text_20_body">A minimal example of a web page containing JavaScript (using <text:a xlink:type="simple" xlink:href="http://en.wikipedia.org/wiki/HTML">HTML 4.01</text:a> syntax) would be:</text:p>
      <text:p text:style-name="P4">&lt;!DOCTYPE HTML PUBLIC "-//W3C//DTD HTML 4.01//EN"</text:p>
      <text:p text:style-name="P4">"http://www.w3.org/TR/html4/strict.dtd"&gt;</text:p>
      <text:p text:style-name="P4">&lt;html&gt;</text:p>
      <text:p text:style-name="P4"><text:s text:c="2"/>&lt;head&gt;&lt;title&gt;simple page&lt;/title&gt;&lt;/head&gt;</text:p>
      <text:p text:style-name="P4"><text:s text:c="2"/>&lt;body&gt;</text:p>
      <text:p text:style-name="P4"><text:s text:c="4"/>&lt;script type="text/javascript"&gt;</text:p>
      <text:p text:style-name="P4"><text:s text:c="6"/>document.write('Hello World!');</text:p>
      <text:p text:style-name="P4"><text:s text:c="4"/>&lt;/script&gt;</text:p>
      <text:p text:style-name="P4"><text:s text:c="4"/>&lt;noscript&gt;</text:p>
      <text:p text:style-name="P4"><text:s text:c="6"/>&lt;p&gt;Your browser either does not support JavaScript, or you have JavaScript turned off.&lt;/p&gt;</text:p>
      <text:p text:style-name="P4"><text:s text:c="4"/>&lt;/noscript&gt;</text:p>
      <text:p text:style-name="P4"><text:s text:c="2"/>&lt;/body&gt;</text:p>
      <text:p text:style-name="P5">&lt;/html&gt;</text:p>
      <text:h text:style-name="Heading_20_3" text:outline-level="3" text:is-list-header="true"><text:bookmark text:name="Compatibility_considerations"/>[<text:a xlink:type="simple" xlink:href="http://en.wikipedia.org/w/index.php?title=JavaScript&amp;action=edit&amp;section=10">edit</text:a>] Compatibility considerations</text:h>
      <text:p text:style-name="P3"><text:span text:style-name="T2">Main articles: </text:span><text:a xlink:type="simple" xlink:href="http://en.wikipedia.org/wiki/Web_Interoperability"><text:span text:style-name="T3">Web Interoperability</text:span></text:a><text:span text:style-name="T2"> and </text:span><text:a xlink:type="simple" xlink:href="http://en.wikipedia.org/wiki/Web_accessibility"><text:span text:style-name="T3">Web accessibility</text:span></text:a></text:p>
      <text:p text:style-name="Text_20_body">The <text:a xlink:type="simple" xlink:href="http://en.wikipedia.org/wiki/Document_object_model">DOM</text:a> interfaces for manipulating web pages are not part of the ECMAScript standard, or of JavaScript itself. Officially, they are defined by a separate standardization effort by the <text:a xlink:type="simple" xlink:href="http://en.wikipedia.org/wiki/World_Wide_Web_Consortium">W3C</text:a>; in practice, browser implementations differ from the standards and from each other, and not all browsers execute JavaScript.</text:p>
      <text:p text:style-name="Text_20_body">To deal with these differences, JavaScript authors can attempt to write standards-compliant code which will also be executed correctly by most browsers; failing that, they can write code that checks for the presence of certain browser features and behaves differently if they are not available.<text:bookmark text:name="cite_ref-10"/><text:a xlink:type="simple" xlink:href="http://en.wikipedia.org/wiki/JavaScript#cite_note-10">[11]</text:a> In some cases, two browsers may both implement a feature but with different behavior, and authors may find it practical to detect what browser is running and change their script's behavior to match.<text:bookmark text:name="cite_ref-11"/><text:a xlink:type="simple" xlink:href="http://en.wikipedia.org/wiki/JavaScript#cite_note-11">[12]</text:a><text:bookmark text:name="cite_ref-12"/><text:a xlink:type="simple" xlink:href="http://en.wikipedia.org/wiki/JavaScript#cite_note-12">[13]</text:a> Programmers may also use libraries or toolkits which take browser differences into account.</text:p>
      <text:p text:style-name="Text_20_body">Furthermore, scripts will not work for all users. For example, a user may:</text:p>
      <text:list text:style-name="L3">
        <text:list-item>
          <text:p text:style-name="P8">use an old or rare browser with incomplete or unusual DOM support, </text:p>
        </text:list-item>
        <text:list-item>
          <text:p text:style-name="P8">use a <text:a xlink:type="simple" xlink:href="http://en.wikipedia.org/wiki/Personal_digital_assistant">PDA</text:a> or <text:a xlink:type="simple" xlink:href="http://en.wikipedia.org/wiki/Mobile_phone">mobile phone</text:a> browser which cannot execute JavaScript, </text:p>
        </text:list-item>
        <text:list-item>
          <text:p text:style-name="P8">have JavaScript execution disabled as a security precaution, </text:p>
        </text:list-item>
        <text:list-item>
          <text:p text:style-name="P9">or be visually or otherwise disabled and use a speech browser </text:p>
        </text:list-item>
      </text:list>
      <text:p text:style-name="Text_20_body">To support these users, web authors can try to create pages which <text:a xlink:type="simple" xlink:href="http://en.wikipedia.org/wiki/Fault-tolerant_system">degrade gracefully</text:a> on user agents (browsers) which do not support the page's JavaScript.</text:p>
      <text:h text:style-name="Heading_20_3" text:outline-level="3" text:is-list-header="true"><text:bookmark text:name="Security"/>[<text:a xlink:type="simple" xlink:href="http://en.wikipedia.org/w/index.php?title=JavaScript&amp;action=edit&amp;section=11">edit</text:a>] Security</text:h>
      <text:p text:style-name="Text_20_body">JavaScript and the DOM provide the potential for malicious authors to deliver scripts to run on a client computer via the web. Browser authors contain this risk using two restrictions. First, scripts run in a <text:a xlink:type="simple" xlink:href="http://en.wikipedia.org/wiki/Sandbox_%28computer_security%29">sandbox</text:a> in which they can only perform web-related actions, not general-purpose programming tasks like creating files. Second, scripts are constrained by the <text:a xlink:type="simple" xlink:href="http://en.wikipedia.org/wiki/Same_origin_policy">same origin policy</text:a>: scripts from one web site do not have access to information such as usernames, passwords, or cookies sent to another site. Most JavaScript-related security bugs are breaches of either the same origin policy or the sandbox.</text:p>
      <text:h text:style-name="Heading_20_4" text:outline-level="4" text:is-list-header="true"><text:bookmark text:name="Cross-site_vulnerabilities"/>[<text:a xlink:type="simple" xlink:href="http://en.wikipedia.org/w/index.php?title=JavaScript&amp;action=edit&amp;section=12">edit</text:a>] Cross-site vulnerabilities</text:h>
      <text:p text:style-name="P3"><text:span text:style-name="T2">Main articles: </text:span><text:a xlink:type="simple" xlink:href="http://en.wikipedia.org/wiki/Cross-site_scripting"><text:span text:style-name="T3">Cross-site scripting</text:span></text:a><text:span text:style-name="T2"> and </text:span><text:a xlink:type="simple" xlink:href="http://en.wikipedia.org/wiki/Cross-site_request_forgery"><text:span text:style-name="T3">Cross-site request forgery</text:span></text:a></text:p>
      <text:p text:style-name="Text_20_body">A common JavaScript-related security problem is <text:a xlink:type="simple" xlink:href="http://en.wikipedia.org/wiki/Cross-site_scripting">cross-site scripting</text:a>, or XSS, a violation of the <text:a xlink:type="simple" xlink:href="http://en.wikipedia.org/wiki/Same_origin_policy">same-origin policy</text:a>. XSS vulnerabilities occur when an attacker is able to cause a target web site, such as an online banking website, to include a malicious script in the webpage presented to a victim. The script in this example can then access the banking application with the privileges of the victim, potentially disclosing secret information or transferring money without the victim's authorization. A solution to XSS vulnerabilities is to use <text:a xlink:type="simple" xlink:href="http://en.wikipedia.org/w/index.php?title=HTML_escaping&amp;action=edit&amp;redlink=1">HTML escaping</text:a> whenever displaying untrusted data.</text:p>
      <text:p text:style-name="Text_20_body">XSS vulnerabilities can also occur because of implementation mistakes by browser authors.<text:bookmark text:name="cite_ref-13"/><text:a xlink:type="simple" xlink:href="http://en.wikipedia.org/wiki/JavaScript#cite_note-13">[14]</text:a></text:p>
      <text:p text:style-name="Text_20_body">Another cross-site vulnerability is <text:a xlink:type="simple" xlink:href="http://en.wikipedia.org/wiki/Cross-site_request_forgery">cross-site request forgery</text:a> or CSRF. In CSRF, code on an attacker's site tricks the victim's browser into taking actions the user didn't intend at a target site (like transferring money at a bank). It works because, if the target site relies only on cookies to authenticate requests, then requests initiated by code on the attacker's site will carry the same legitimate login credentials as requests initiated by the user. In general, the solution to CSRF is to require an authentication value in a hidden form field, and not only in the cookies, to authenticate any request that might have lasting effects. Checking the HTTP Referer header can also help.</text:p>
      <text:p text:style-name="Text_20_body">"JavaScript hijacking" is a type of CSRF attack in which a &lt;script&gt; tag on an attacker's site exploits a page on the attacker's site that returns private information as JSON or JavaScript. Possible solutions include requiring an authentication token in the POST and GET parameters for any response that returns private JSON (even if it has no side effects); using POST and never GET for requests that return private JSON; and modifying the response so that it can't be used via a &lt;script&gt; tag (by, for example, wrapping the JSON in a JavaScript comment).</text:p>
      <text:h text:style-name="Heading_20_4" text:outline-level="4" text:is-list-header="true"><text:bookmark text:name="Misplaced_trust_in_the_client"/>[<text:a xlink:type="simple" xlink:href="http://en.wikipedia.org/w/index.php?title=JavaScript&amp;action=edit&amp;section=13">edit</text:a>] Misplaced trust in the client</text:h>
      <text:p text:style-name="Text_20_body">Client-server applications, whether they involve JavaScript or not, must recognize that untrusted clients may be under the control of attackers. Thus any secret embedded in JavaScript could be extracted by a determined adversary, and the application author can't assume that his JavaScript runs as intended, or at all. Some implications:</text:p>
      <text:list text:style-name="L4">
        <text:list-item>
          <text:p text:style-name="P10">Web site authors cannot perfectly conceal how their JavaScript operates, because the code is sent to the client, and <text:a xlink:type="simple" xlink:href="http://en.wikipedia.org/wiki/Obfuscated_code">obfuscated code</text:a> can be reverse engineered. </text:p>
        </text:list-item>
        <text:list-item>
          <text:p text:style-name="P10">JavaScript form validation only provides convenience for users, not security. If a site verifies that the user agreed to its terms of service, or filters invalid characters out of fields that should only contain numbers, it must do so on the server, not only the client. </text:p>
        </text:list-item>
        <text:list-item>
          <text:p text:style-name="P10">Scripts can be selectively disabled, so JavaScript can't be relied on to prevent operations such as "save image".<text:bookmark text:name="cite_ref-14"/><text:a xlink:type="simple" xlink:href="http://en.wikipedia.org/wiki/JavaScript#cite_note-14">[15]</text:a> </text:p>
        </text:list-item>
        <text:list-item>
          <text:p text:style-name="P11">It would be extremely bad practice to embed a password in JavaScript (where it can be extracted by an attacker), then have JavaScript verify a user's password and pass "password_ok=1" back to the server (since the "password_ok=1" response is easy to forge).<text:bookmark text:name="cite_ref-15"/><text:a xlink:type="simple" xlink:href="http://en.wikipedia.org/wiki/JavaScript#cite_note-15">[16]</text:a> </text:p>
        </text:list-item>
      </text:list>
      <text:h text:style-name="Heading_20_4" text:outline-level="4" text:is-list-header="true"><text:bookmark text:name="Browser_and_plugin_coding_errors"/>[<text:a xlink:type="simple" xlink:href="http://en.wikipedia.org/w/index.php?title=JavaScript&amp;action=edit&amp;section=14">edit</text:a>] Browser and plugin coding errors</text:h>
      <text:p text:style-name="Text_20_body">JavaScript provides an interface to a wide range of browser capabilities, some of which may have flaws such as <text:a xlink:type="simple" xlink:href="http://en.wikipedia.org/wiki/Buffer_overflow">buffer overflows</text:a>. These flaws can allow attackers to write scripts which would run any code they wish on the user's system.</text:p>
      <text:p text:style-name="Text_20_body">These flaws have affected major browsers including Firefox<text:bookmark text:name="cite_ref-16"/><text:a xlink:type="simple" xlink:href="http://en.wikipedia.org/wiki/JavaScript#cite_note-16">[17]</text:a>, Internet Explorer<text:bookmark text:name="cite_ref-17"/><text:a xlink:type="simple" xlink:href="http://en.wikipedia.org/wiki/JavaScript#cite_note-17">[18]</text:a>, and Safari.<text:bookmark text:name="cite_ref-18"/><text:a xlink:type="simple" xlink:href="http://en.wikipedia.org/wiki/JavaScript#cite_note-18">[19]</text:a></text:p>
      <text:p text:style-name="Text_20_body">Plugins, such as video players, <text:a xlink:type="simple" xlink:href="http://en.wikipedia.org/wiki/Macromedia_Flash">Macromedia Flash</text:a>, and the wide range of <text:a xlink:type="simple" xlink:href="http://en.wikipedia.org/wiki/ActiveX">ActiveX</text:a> controls enabled by default in Microsoft Internet Explorer, may also have flaws exploitable via JavaScript, and such flaws have been exploited in the past.<text:bookmark text:name="cite_ref-19"/><text:a xlink:type="simple" xlink:href="http://en.wikipedia.org/wiki/JavaScript#cite_note-19">[20]</text:a><text:bookmark text:name="cite_ref-20"/><text:a xlink:type="simple" xlink:href="http://en.wikipedia.org/wiki/JavaScript#cite_note-20">[21]</text:a></text:p>
      <text:p text:style-name="Text_20_body">In Windows Vista, Microsoft has attempted to contain the risks of bugs such as buffer overflows by running the Internet Explorer process with limited privileges.<text:bookmark text:name="cite_ref-21"/><text:a xlink:type="simple" xlink:href="http://en.wikipedia.org/wiki/JavaScript#cite_note-21">[22]</text:a> <text:a xlink:type="simple" xlink:href="http://en.wikipedia.org/wiki/Google_Chrome">Google Chrome</text:a> similarly limits page renderers to an operating-system-enforced "sandbox."</text:p>
      <text:h text:style-name="Heading_20_4" text:outline-level="4" text:is-list-header="true"><text:bookmark text:name="Sandbox_implementation_errors"/>[<text:a xlink:type="simple" xlink:href="http://en.wikipedia.org/w/index.php?title=JavaScript&amp;action=edit&amp;section=15">edit</text:a>] Sandbox implementation errors</text:h>
      <text:p text:style-name="Text_20_body">Web browsers are capable of running JavaScript outside of the sandbox, with the privileges necessary to, for example, create or delete files. Of course, such privileges aren't meant to be granted to code from the web.</text:p>
      <text:p text:style-name="Text_20_body">Incorrectly granting privileges to JavaScript from the web has played a role in vulnerabilities in both Internet Explorer<text:bookmark text:name="cite_ref-22"/><text:a xlink:type="simple" xlink:href="http://en.wikipedia.org/wiki/JavaScript#cite_note-22">[23]</text:a> and Firefox<text:bookmark text:name="cite_ref-23"/><text:a xlink:type="simple" xlink:href="http://en.wikipedia.org/wiki/JavaScript#cite_note-23">[24]</text:a>. In Windows XP Service Pack 2, Microsoft demoted JScript's privileges in Internet Explorer.<text:bookmark text:name="cite_ref-24"/><text:a xlink:type="simple" xlink:href="http://en.wikipedia.org/wiki/JavaScript#cite_note-24">[25]</text:a></text:p>
      <text:p text:style-name="Text_20_body">Some versions of <text:a xlink:type="simple" xlink:href="http://en.wikipedia.org/wiki/Microsoft_Windows">Microsoft Windows</text:a> allow JavaScript stored on a computer's hard drive to run as a general-purpose, non-sandboxed program. This makes JavaScript (like <text:a xlink:type="simple" xlink:href="http://en.wikipedia.org/wiki/VBScript">VBScript</text:a>) a theoretically viable vector for a <text:a xlink:type="simple" xlink:href="http://en.wikipedia.org/wiki/Trojan_horse_%28computing%29">Trojan horse</text:a>, although JavaScript Trojan horses are uncommon in practice.<text:bookmark text:name="cite_ref-25"/><text:a xlink:type="simple" xlink:href="http://en.wikipedia.org/wiki/JavaScript#cite_note-25">[26]</text:a> (See <text:a xlink:type="simple" xlink:href="http://en.wikipedia.org/wiki/Windows_Script_Host">Windows Script Host</text:a>.)</text:p>
      <text:h text:style-name="Heading_20_2" text:outline-level="2" text:is-list-header="true"><text:bookmark text:name="Uses_outside_web_pages"/>[<text:a xlink:type="simple" xlink:href="http://en.wikipedia.org/w/index.php?title=JavaScript&amp;action=edit&amp;section=16">edit</text:a>] Uses outside web pages</text:h>
      <text:p text:style-name="Text_20_body">Outside the web, JavaScript interpreters are embedded in a number of tools. Each of these applications provides its own <text:a xlink:type="simple" xlink:href="http://en.wikipedia.org/wiki/Object_model">object model</text:a> which provides access to the host environment, with the core JavaScript language remaining mostly the same in each application.</text:p>
      <text:list text:style-name="L5">
        <text:list-item>
          <text:p text:style-name="P12"><text:a xlink:type="simple" xlink:href="http://en.wikipedia.org/wiki/ActionScript">ActionScript</text:a>, the programming language used in <text:a xlink:type="simple" xlink:href="http://en.wikipedia.org/wiki/Adobe_Flash">Adobe Flash</text:a>, is another implementation of the ECMAScript standard. </text:p>
        </text:list-item>
        <text:list-item>
          <text:p text:style-name="P12">Apple's <text:a xlink:type="simple" xlink:href="http://en.wikipedia.org/wiki/Dashboard_%28software%29">Dashboard Widgets</text:a>, Microsoft's <text:a xlink:type="simple" xlink:href="http://en.wikipedia.org/wiki/Microsoft_Gadgets">Gadgets</text:a>, <text:a xlink:type="simple" xlink:href="http://en.wikipedia.org/wiki/Yahoo%21_Widgets">Yahoo! Widgets</text:a>, <text:a xlink:type="simple" xlink:href="http://en.wikipedia.org/wiki/Google_Desktop#Gadgets_.26_plug-ins">Google Desktop Gadgets</text:a> are implemented using JavaScript. </text:p>
        </text:list-item>
        <text:list-item>
          <text:p text:style-name="P12">The <text:a xlink:type="simple" xlink:href="http://en.wikipedia.org/wiki/Mozilla">Mozilla</text:a> platform, which underlies <text:a xlink:type="simple" xlink:href="http://en.wikipedia.org/wiki/Mozilla_Firefox">Firefox</text:a> and some other web browsers, uses JavaScript to implement the <text:a xlink:type="simple" xlink:href="http://en.wikipedia.org/wiki/Graphical_user_interface">graphical user interface</text:a> (GUI) of its various products. </text:p>
        </text:list-item>
        <text:list-item>
          <text:p text:style-name="P12">Adobe's <text:a xlink:type="simple" xlink:href="http://en.wikipedia.org/wiki/Adobe_Acrobat">Acrobat</text:a> and Adobe Reader (formerly Acrobat Reader) support JavaScript in <text:a xlink:type="simple" xlink:href="http://en.wikipedia.org/wiki/Portable_Document_Format">PDF</text:a> files. </text:p>
        </text:list-item>
        <text:list-item>
          <text:p text:style-name="P12">Tools in the <text:a xlink:type="simple" xlink:href="http://en.wikipedia.org/wiki/Adobe_Creative_Suite">Adobe Creative Suite</text:a>, including <text:a xlink:type="simple" xlink:href="http://en.wikipedia.org/wiki/Adobe_Photoshop">Photoshop</text:a>, <text:a xlink:type="simple" xlink:href="http://en.wikipedia.org/wiki/Adobe_Illustrator">Illustrator</text:a>, <text:a xlink:type="simple" xlink:href="http://en.wikipedia.org/wiki/Dreamweaver">Dreamweaver</text:a> and <text:a xlink:type="simple" xlink:href="http://en.wikipedia.org/wiki/InDesign">InDesign</text:a>, allow scripting through JavaScript. </text:p>
        </text:list-item>
        <text:list-item>
          <text:p text:style-name="P12">Microsoft's <text:a xlink:type="simple" xlink:href="http://en.wikipedia.org/wiki/Active_Scripting">Active Scripting</text:a> technology supports the JavaScript-compatible <text:a xlink:type="simple" xlink:href="http://en.wikipedia.org/wiki/JScript">JScript</text:a> as an operating system scripting language. </text:p>
        </text:list-item>
        <text:list-item>
          <text:p text:style-name="P12">The <text:a xlink:type="simple" xlink:href="http://en.wikipedia.org/wiki/Java_programming_language">Java programming language</text:a>, in version SE 6 (JDK 1.6), introduced the <text:span text:style-name="Source_20_Text">javax.script</text:span> package, including a JavaScript implementation based on <text:a xlink:type="simple" xlink:href="http://en.wikipedia.org/wiki/Rhino_%28JavaScript_engine%29">Mozilla Rhino</text:a>. Thus, Java applications can host scripts that access the application's variables and objects, much like web browsers host scripts that access the browser's Document Object Model (DOM) for a webpage.<text:bookmark text:name="cite_ref-26"/><text:a xlink:type="simple" xlink:href="http://en.wikipedia.org/wiki/JavaScript#cite_note-26">[27]</text:a><text:bookmark text:name="cite_ref-27"/><text:a xlink:type="simple" xlink:href="http://en.wikipedia.org/wiki/JavaScript#cite_note-27">[28]</text:a> </text:p>
        </text:list-item>
        <text:list-item>
          <text:p text:style-name="P12">Newer versions of the <text:a xlink:type="simple" xlink:href="http://en.wikipedia.org/wiki/Qt_%28toolkit%29">Qt</text:a> C++ toolkit include a <text:span text:style-name="Source_20_Text">QtScript</text:span> module to interpret JavaScript, analogous to <text:span text:style-name="Source_20_Text">javax.script</text:span>.<text:bookmark text:name="cite_ref-28"/><text:a xlink:type="simple" xlink:href="http://en.wikipedia.org/wiki/JavaScript#cite_note-28">[29]</text:a> </text:p>
        </text:list-item>
        <text:list-item>
          <text:p text:style-name="P12">The interactive music signal processing software <text:a xlink:type="simple" xlink:href="http://en.wikipedia.org/wiki/Max/MSP">Max/MSP</text:a> released by Cycling '74, offers a JavaScript model of its environment for use by developers. It allows much more precise control than the default GUI-centric programming model. </text:p>
        </text:list-item>
        <text:list-item>
          <text:p text:style-name="P12">Late Night Software's <text:a xlink:type="simple" xlink:href="http://en.wikipedia.org/wiki/JavaScript_OSA">JavaScript OSA</text:a> (aka JavaScript for OSA, or JSOSA), is a freeware alternative to <text:a xlink:type="simple" xlink:href="http://en.wikipedia.org/wiki/AppleScript">AppleScript</text:a> for Mac OS X. It is based on the Mozilla 1.5 JavaScript implementation, with the addition of a <text:span text:style-name="Source_20_Text">MacOS</text:span> object for interaction with the operating system and third-party applications.<text:bookmark text:name="cite_ref-29"/><text:a xlink:type="simple" xlink:href="http://en.wikipedia.org/wiki/JavaScript#cite_note-29">[30]</text:a> </text:p>
        </text:list-item>
        <text:list-item>
          <text:p text:style-name="P12">ECMAScript was included in the <text:a xlink:type="simple" xlink:href="http://en.wikipedia.org/wiki/VRML">VRML97</text:a> standard for scripting nodes of VRML scene description files. </text:p>
        </text:list-item>
        <text:list-item>
          <text:p text:style-name="P12">Some high-end Philips <text:a xlink:type="simple" xlink:href="http://en.wikipedia.org/wiki/Universal_remote">universal remote</text:a> panels, including TSU9600 and TSU9400, can be scripted using JavaScript.<text:bookmark text:name="cite_ref-30"/><text:a xlink:type="simple" xlink:href="http://en.wikipedia.org/wiki/JavaScript#cite_note-30">[31]</text:a> </text:p>
        </text:list-item>
        <text:list-item>
          <text:p text:style-name="P12"><text:a xlink:type="simple" xlink:href="http://en.wikipedia.org/wiki/Sphere_%28program%29">Sphere</text:a> is an open source and cross platform computer program designed primarily to make role-playing games that use JavaScript as a scripting language. </text:p>
        </text:list-item>
        <text:list-item>
          <text:p text:style-name="P12"><text:a xlink:type="simple" xlink:href="http://en.wikipedia.org/wiki/Adobe_Integrated_Runtime">Adobe Integrated Runtime</text:a> is a JavaScript runtime that allows developers to create desktop applications. </text:p>
        </text:list-item>
        <text:list-item>
          <text:p text:style-name="P12"><text:a xlink:type="simple" xlink:href="http://en.wikipedia.org/wiki/OpenOffice.org">OpenOffice.org</text:a> office application suite allows for JavaScript as one of its scripting languages. </text:p>
        </text:list-item>
        <text:list-item>
          <text:p text:style-name="P13">Applications on the social network platform <text:a xlink:type="simple" xlink:href="http://en.wikipedia.org/wiki/OpenSocial">OpenSocial</text:a> are implemented in JavaScript. </text:p>
        </text:list-item>
      </text:list>
      <text:h text:style-name="Heading_20_2" text:outline-level="2" text:is-list-header="true"><text:bookmark text:name="Debugging"/>[<text:a xlink:type="simple" xlink:href="http://en.wikipedia.org/w/index.php?title=JavaScript&amp;action=edit&amp;section=17">edit</text:a>] Debugging</text:h>
      <text:p text:style-name="Text_20_body">Within JavaScript, access to a <text:a xlink:type="simple" xlink:href="http://en.wikipedia.org/wiki/Debugger">debugger</text:a> becomes invaluable when developing large, non-trivial programs. Because there can be implementation differences between the various browsers (particularly within the <text:a xlink:type="simple" xlink:href="http://en.wikipedia.org/wiki/Document_Object_Model">Document Object Model</text:a>) it is useful to have access to a debugger for each of the browsers a web application is being targeted at.</text:p>
      <text:p text:style-name="Text_20_body">Currently, <text:a xlink:type="simple" xlink:href="http://en.wikipedia.org/wiki/Internet_Explorer">Internet Explorer</text:a>, <text:a xlink:type="simple" xlink:href="http://en.wikipedia.org/wiki/Firefox">Firefox</text:a>, <text:a xlink:type="simple" xlink:href="http://en.wikipedia.org/wiki/Safari_%28web_browser%29">Safari</text:a>, and <text:a xlink:type="simple" xlink:href="http://en.wikipedia.org/wiki/Opera_%28web_browser%29">Opera</text:a> all have script debuggers available for them.</text:p>
      <text:p text:style-name="Text_20_body">Internet Explorer has three debuggers available for it: <text:a xlink:type="simple" xlink:href="http://en.wikipedia.org/wiki/Microsoft_Visual_Studio">Microsoft Visual Studio</text:a> is the richest of the three, closely followed by Microsoft Script Editor (a component of <text:a xlink:type="simple" xlink:href="http://en.wikipedia.org/wiki/Microsoft_Office">Microsoft Office</text:a><text:bookmark text:name="cite_ref-31"/><text:a xlink:type="simple" xlink:href="http://en.wikipedia.org/wiki/JavaScript#cite_note-31">[32]</text:a>), and finally the free <text:a xlink:type="simple" xlink:href="http://en.wikipedia.org/wiki/Microsoft_Script_Debugger">Microsoft Script Debugger</text:a> which is far more basic than the other two. The free <text:a xlink:type="simple" xlink:href="http://www.microsoft.com/express/vwd/">Microsoft Visual Web Developer Express</text:a> provides a limited version of the JavaScript debugging functionality in Microsoft Visual Studio.</text:p>
      <text:p text:style-name="Text_20_body">Web applications within Firefox can be debugged using the <text:a xlink:type="simple" xlink:href="http://en.wikipedia.org/wiki/Firebug_%28Firefox_extension%29">Firebug</text:a> plug-in, or the older <text:a xlink:type="simple" xlink:href="http://en.wikipedia.org/wiki/Venkman">Venkman</text:a> debugger, which also works with the <text:a xlink:type="simple" xlink:href="http://en.wikipedia.org/wiki/Mozilla">Mozilla</text:a> browser. Firefox also has a simpler built-in Error Console, which logs and evaluates JavaScript. It also logs <text:a xlink:type="simple" xlink:href="http://en.wikipedia.org/wiki/CSS">CSS</text:a> errors and warnings.</text:p>
      <text:p text:style-name="Text_20_body"><text:a xlink:type="simple" xlink:href="http://en.wikipedia.org/wiki/WebKit">WebKit</text:a>'s Web Inspector includes a JavaScript debugger<text:bookmark text:name="cite_ref-32"/><text:a xlink:type="simple" xlink:href="http://en.wikipedia.org/wiki/JavaScript#cite_note-32">[33]</text:a> on Macintosh and Windows<text:bookmark text:name="cite_ref-33"/><text:a xlink:type="simple" xlink:href="http://en.wikipedia.org/wiki/JavaScript#cite_note-33">[34]</text:a> powering Apple's <text:a xlink:type="simple" xlink:href="http://en.wikipedia.org/wiki/Safari_%28web_browser%29">Safari</text:a>.</text:p>
      <text:p text:style-name="Text_20_body">Some debugging aids are themselves bits of JavaScript code built to run on the Web. JSLint scans code for violations of a standard coding style<text:bookmark text:name="cite_ref-34"/><text:a xlink:type="simple" xlink:href="http://en.wikipedia.org/wiki/JavaScript#cite_note-34">[35]</text:a>. <text:a xlink:type="simple" xlink:href="https://www.squarefree.com/bookmarklets/webdevel.html">Web development bookmarklets</text:a> and <text:a xlink:type="simple" xlink:href="http://getfirebug.com/lite.html">Firebug Lite</text:a> provide variations on the idea of the cross-browser JavaScript console.</text:p>
      <text:p text:style-name="Text_20_body">There is a non-free tool called <text:span text:style-name="T2">SplineTech JavaScript HTML Debugger</text:span>.<text:bookmark text:name="cite_ref-35"/><text:a xlink:type="simple" xlink:href="http://en.wikipedia.org/wiki/JavaScript#cite_note-35">[36]</text:a></text:p>
      <text:p text:style-name="Text_20_body">Since JavaScript is interpreted, loosely-typed, and may be hosted in varying environments, each incompatible with the others, a programmer has to take extra care to make sure the code executes as expected in as wide a range of circumstances as possible, and that functionality degrades gracefully when it does not.</text:p>
      <text:h text:style-name="Heading_20_2" text:outline-level="2" text:is-list-header="true"><text:bookmark text:name="Versions"/>[<text:a xlink:type="simple" xlink:href="http://en.wikipedia.org/w/index.php?title=JavaScript&amp;action=edit&amp;section=18">edit</text:a>] Version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Heading">Version</text:p>
          </table:table-cell>
          <table:table-cell table:style-name="Table1.A1" office:value-type="string">
            <text:p text:style-name="Table_20_Heading">Release date</text:p>
          </table:table-cell>
          <table:table-cell table:style-name="Table1.A1" office:value-type="string">
            <text:p text:style-name="Table_20_Heading">Equivalent to</text:p>
          </table:table-cell>
          <table:table-cell table:style-name="Table1.A1" office:value-type="string">
            <text:p text:style-name="Table_20_Heading">Netscape<text:line-break/>Navigator</text:p>
          </table:table-cell>
          <table:table-cell table:style-name="Table1.A1" office:value-type="string">
            <text:p text:style-name="Table_20_Heading">Mozilla<text:line-break/>Firefox</text:p>
          </table:table-cell>
          <table:table-cell table:style-name="Table1.A1" office:value-type="string">
            <text:p text:style-name="Table_20_Heading">Internet<text:line-break/>Explorer</text:p>
          </table:table-cell>
          <table:table-cell table:style-name="Table1.A1" office:value-type="string">
            <text:p text:style-name="Table_20_Heading">Opera</text:p>
          </table:table-cell>
          <table:table-cell table:style-name="Table1.A1" office:value-type="string">
            <text:p text:style-name="Table_20_Heading">Safari</text:p>
          </table:table-cell>
        </table:table-row>
        <table:table-row>
          <table:table-cell table:style-name="Table1.A1" office:value-type="string">
            <text:p text:style-name="Table_20_Contents">1.0</text:p>
          </table:table-cell>
          <table:table-cell table:style-name="Table1.A1" office:value-type="string">
            <text:p text:style-name="Table_20_Contents">March 1996</text:p>
          </table:table-cell>
          <table:table-cell table:style-name="Table1.A1" office:value-type="string">
            <text:p text:style-name="P14"/>
          </table:table-cell>
          <table:table-cell table:style-name="Table1.A1" office:value-type="string">
            <text:p text:style-name="Table_20_Contents">2.0</text:p>
          </table:table-cell>
          <table:table-cell table:style-name="Table1.A1" office:value-type="string">
            <text:p text:style-name="P14"/>
          </table:table-cell>
          <table:table-cell table:style-name="Table1.A1" office:value-type="string">
            <text:p text:style-name="Table_20_Contents">3.0</text:p>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1</text:p>
          </table:table-cell>
          <table:table-cell table:style-name="Table1.A1" office:value-type="string">
            <text:p text:style-name="Table_20_Contents">August 1996</text:p>
          </table:table-cell>
          <table:table-cell table:style-name="Table1.A1" office:value-type="string">
            <text:p text:style-name="P14"/>
          </table:table-cell>
          <table:table-cell table:style-name="Table1.A1" office:value-type="string">
            <text:p text:style-name="Table_20_Contents">3.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2</text:p>
          </table:table-cell>
          <table:table-cell table:style-name="Table1.A1" office:value-type="string">
            <text:p text:style-name="Table_20_Contents">June 1997</text:p>
          </table:table-cell>
          <table:table-cell table:style-name="Table1.A1" office:value-type="string">
            <text:p text:style-name="P14"/>
          </table:table-cell>
          <table:table-cell table:style-name="Table1.A1" office:value-type="string">
            <text:p text:style-name="Table_20_Contents">4.0-4.0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3</text:p>
          </table:table-cell>
          <table:table-cell table:style-name="Table1.A1" office:value-type="string">
            <text:p text:style-name="Table_20_Contents">October 1998</text:p>
          </table:table-cell>
          <table:table-cell table:style-name="Table1.A1" office:value-type="string">
            <text:p text:style-name="Table_20_Contents">ECMA-262 1<text:span text:style-name="T4">st</text:span> edition / ECMA-262 2<text:span text:style-name="T4">nd</text:span> edition</text:p>
          </table:table-cell>
          <table:table-cell table:style-name="Table1.A1" office:value-type="string">
            <text:p text:style-name="Table_20_Contents">4.06-4.7x</text:p>
          </table:table-cell>
          <table:table-cell table:style-name="Table1.A1" office:value-type="string">
            <text:p text:style-name="P14"/>
          </table:table-cell>
          <table:table-cell table:style-name="Table1.A1" office:value-type="string">
            <text:p text:style-name="Table_20_Contents">4.0</text:p>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Table_20_Contents">Netscape<text:line-break/>Server</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5</text:p>
          </table:table-cell>
          <table:table-cell table:style-name="Table1.A1" office:value-type="string">
            <text:p text:style-name="Table_20_Contents">November 2000</text:p>
          </table:table-cell>
          <table:table-cell table:style-name="Table1.A1" office:value-type="string">
            <text:p text:style-name="Table_20_Contents">ECMA-262 3<text:span text:style-name="T4">rd</text:span> edition</text:p>
          </table:table-cell>
          <table:table-cell table:style-name="Table1.A1" office:value-type="string">
            <text:p text:style-name="Table_20_Contents">6.0</text:p>
          </table:table-cell>
          <table:table-cell table:style-name="Table1.A1" office:value-type="string">
            <text:p text:style-name="Table_20_Contents">1.0</text:p>
          </table:table-cell>
          <table:table-cell table:style-name="Table1.A1" office:value-type="string">
            <text:p text:style-name="Table_20_Contents">5.5 (JScript 5.5),<text:line-break/>6 (JScript 5.6),<text:line-break/>7 (JScript 5.7),<text:line-break/>8 (JScript 6)</text:p>
          </table:table-cell>
          <table:table-cell table:style-name="Table1.A1" office:value-type="string">
            <text:p text:style-name="Table_20_Contents">6.0,<text:line-break/>7.0,<text:line-break/>8.0,<text:line-break/>9.0</text:p>
          </table:table-cell>
          <table:table-cell table:style-name="Table1.A1" office:value-type="string">
            <text:p text:style-name="P14"/>
          </table:table-cell>
        </table:table-row>
        <table:table-row>
          <table:table-cell table:style-name="Table1.A1" office:value-type="string">
            <text:p text:style-name="Table_20_Contents">1.6</text:p>
          </table:table-cell>
          <table:table-cell table:style-name="Table1.A1" office:value-type="string">
            <text:p text:style-name="Table_20_Contents">November 2005</text:p>
          </table:table-cell>
          <table:table-cell table:style-name="Table1.A1" office:value-type="string">
            <text:p text:style-name="Table_20_Contents">1.5 + Array extras + Array and String generics + E4X</text:p>
          </table:table-cell>
          <table:table-cell table:style-name="Table1.A1" office:value-type="string">
            <text:p text:style-name="P14"/>
          </table:table-cell>
          <table:table-cell table:style-name="Table1.A1" office:value-type="string">
            <text:p text:style-name="Table_20_Contents">1.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Table_20_Contents">3.x</text:p>
          </table:table-cell>
        </table:table-row>
        <table:table-row>
          <table:table-cell table:style-name="Table1.A1" office:value-type="string">
            <text:p text:style-name="Table_20_Contents">1.7</text:p>
          </table:table-cell>
          <table:table-cell table:style-name="Table1.A1" office:value-type="string">
            <text:p text:style-name="Table_20_Contents">October 2006</text:p>
          </table:table-cell>
          <table:table-cell table:style-name="Table1.A1" office:value-type="string">
            <text:p text:style-name="Table_20_Contents">1.6 + Pythonic generators + Iterators + let</text:p>
          </table:table-cell>
          <table:table-cell table:style-name="Table1.A1" office:value-type="string">
            <text:p text:style-name="P14"/>
          </table:table-cell>
          <table:table-cell table:style-name="Table1.A1" office:value-type="string">
            <text:p text:style-name="Table_20_Contents">2.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8</text:p>
          </table:table-cell>
          <table:table-cell table:style-name="Table1.A1" office:value-type="string">
            <text:p text:style-name="Table_20_Contents">June 2008</text:p>
          </table:table-cell>
          <table:table-cell table:style-name="Table1.A1" office:value-type="string">
            <text:p text:style-name="Table_20_Contents">1.7 + Generator expressions + Expression closures</text:p>
          </table:table-cell>
          <table:table-cell table:style-name="Table1.A1" office:value-type="string">
            <text:p text:style-name="P14"/>
          </table:table-cell>
          <table:table-cell table:style-name="Table1.A1" office:value-type="string">
            <text:p text:style-name="Table_20_Contents">3.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Table_20_Contents">1.9</text:p>
          </table:table-cell>
          <table:table-cell table:style-name="Table1.A1" office:value-type="string">
            <text:p text:style-name="P14"/>
          </table:table-cell>
          <table:table-cell table:style-name="Table1.A1" office:value-type="string">
            <text:p text:style-name="Table_20_Contents">1.8 + New Features</text:p>
          </table:table-cell>
          <table:table-cell table:style-name="Table1.A1" office:value-type="string">
            <text:p text:style-name="P14"/>
          </table:table-cell>
          <table:table-cell table:style-name="Table1.A1" office:value-type="string">
            <text:p text:style-name="Table_20_Contents">3.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Text_20_body">The next major version of JavaScript, 2.0, will conform to ECMA-262 <text:a xlink:type="simple" xlink:href="http://en.wikipedia.org/wiki/ECMAScript#Fourth_edition">4</text:a><text:a xlink:type="simple" xlink:href="http://en.wikipedia.org/wiki/ECMAScript#Fourth_edition"><text:span text:style-name="T5">th</text:span></text:a><text:a xlink:type="simple" xlink:href="http://en.wikipedia.org/wiki/ECMAScript#Fourth_edition"> edition</text:a>.<text:bookmark text:name="cite_ref-36"/><text:a xlink:type="simple" xlink:href="http://en.wikipedia.org/wiki/JavaScript#cite_note-36">[37]</text:a></text:p>
      <text:h text:style-name="Heading_20_2" text:outline-level="2" text:is-list-header="true"><text:bookmark text:name="Related_languages"/>[<text:a xlink:type="simple" xlink:href="http://en.wikipedia.org/w/index.php?title=JavaScript&amp;action=edit&amp;section=19">edit</text:a>] Related languages</text:h>
      <text:p text:style-name="Text_20_body">The standardization effort for JavaScript needed to avoid trademark issues, so the ECMA 262 standard calls the language <text:a xlink:type="simple" xlink:href="http://en.wikipedia.org/wiki/ECMAScript">ECMAScript</text:a>, three editions of which have been published since the work started in November 1996.</text:p>
      <text:p text:style-name="Text_20_body"><text:a xlink:type="simple" xlink:href="http://en.wikipedia.org/wiki/Objective-J">Objective-J</text:a> is a strict superset of JavaScript that adds traditional inheritance and <text:a xlink:type="simple" xlink:href="http://en.wikipedia.org/wiki/Smalltalk">Smalltalk</text:a>/<text:a xlink:type="simple" xlink:href="http://en.wikipedia.org/wiki/Objective-C">Objective-C</text:a> style dynamic dispatch and optional pseudo-static typing to pure JavaScript.</text:p>
      <text:p text:style-name="Text_20_body">Microsoft's <text:a xlink:type="simple" xlink:href="http://en.wikipedia.org/wiki/VBScript">VBScript</text:a>, like JavaScript, can be run client-side in web pages. VBScript has syntax derived from <text:a xlink:type="simple" xlink:href="http://en.wikipedia.org/wiki/Visual_Basic">Visual Basic</text:a> and is only supported by Microsoft's <text:a xlink:type="simple" xlink:href="http://en.wikipedia.org/wiki/Internet_Explorer">Internet Explorer</text:a>.</text:p>
      <text:p text:style-name="Text_20_body"><text:a xlink:type="simple" xlink:href="http://en.wikipedia.org/wiki/JSON">JSON</text:a>, or JavaScript Object Notation, is a general-purpose data interchange format that is defined as a subset of JavaScript.</text:p>
      <text:p text:style-name="Text_20_body">JavaScript is also considered a <text:a xlink:type="simple" xlink:href="http://en.wikipedia.org/wiki/Functional_programming">functional programming</text:a> language like <text:a xlink:type="simple" xlink:href="http://en.wikipedia.org/wiki/Scheme_%28programming_language%29">Scheme</text:a> and <text:a xlink:type="simple" xlink:href="http://en.wikipedia.org/wiki/OCaml">OCaml</text:a> because it has <text:a xlink:type="simple" xlink:href="http://en.wikipedia.org/wiki/Closure_%28computer_science%29">closures</text:a> and supports <text:a xlink:type="simple" xlink:href="http://en.wikipedia.org/wiki/Higher-order_function">higher-order functions</text:a>.<text:bookmark text:name="cite_ref-37"/><text:a xlink:type="simple" xlink:href="http://en.wikipedia.org/wiki/JavaScript#cite_note-37">[38]</text:a></text:p>
      <text:p text:style-name="Text_20_body">Although JavaScript and <text:a xlink:type="simple" xlink:href="http://en.wikipedia.org/wiki/Lua_%28programming_language%29">Lua</text:a> are not genealogically related, the two are semantically very similar despite apparent syntactical and implementational differences.</text:p>
      <text:p text:style-name="Text_20_body">Mozilla browsers currently support <text:a xlink:type="simple" xlink:href="http://en.wikipedia.org/wiki/LiveConnect">LiveConnect</text:a>, a feature that allows JavaScript and Java to intercommunicate on the web. However, support for LiveConnect is scheduled to be phased out in the future.</text:p>
      <text:h text:style-name="Heading_20_3" text:outline-level="3" text:is-list-header="true"><text:bookmark text:name="JavaScript_and_Java"/>[<text:a xlink:type="simple" xlink:href="http://en.wikipedia.org/w/index.php?title=JavaScript&amp;action=edit&amp;section=20">edit</text:a>] JavaScript and Java</text:h>
      <text:p text:style-name="Text_20_body">A common misconception is that JavaScript is similar or closely related to <text:a xlink:type="simple" xlink:href="http://en.wikipedia.org/wiki/Java_%28programming_language%29">Java</text:a>; this is not so. Both have a C-like syntax, are object-oriented, are typically sandboxed and are widely used in client-side Web applications, but the similarities end there. Java has static typing; JavaScript's typing is dynamic (meaning a variable can hold an object of any type and cannot be restricted). Java is loaded from compiled bytecode; JavaScript is loaded as human-readable code. C is their last common ancestor language.</text:p>
      <text:p text:style-name="Text_20_body">Nonetheless, JavaScript was designed with Java's syntax and standard library in mind. In particular, all Java keywords are reserved in JavaScript, JavaScript's standard library follows Java's naming conventions, and JavaScript's Math and Date classes are based on those from Java 1.0.<text:bookmark text:name="cite_ref-techvision_0-1"/><text:a xlink:type="simple" xlink:href="http://en.wikipedia.org/wiki/JavaScript#cite_note-techvision-0">[1]</text:a><text:bookmark text:name="cite_ref-popularity_1-1"/><text:a xlink:type="simple" xlink:href="http://en.wikipedia.org/wiki/JavaScript#cite_note-popularity-1">[2]</text:a></text:p>
      <text:p text:style-name="Standard"/>
      <text:p text:style-name="Text_20_body"><text:span text:style-name="T1">Java</text:span> is a <text:a xlink:type="simple" xlink:href="http://en.wikipedia.org/wiki/Programming_language">programming language</text:a> originally developed by <text:a xlink:type="simple" xlink:href="http://en.wikipedia.org/wiki/Sun_Microsystems">Sun Microsystems</text:a> and released in 1995 as a core component of Sun Microsystems' <text:a xlink:type="simple" xlink:href="http://en.wikipedia.org/wiki/Java_%28software_platform%29">Java platform</text:a>. The language derives much of its <text:a xlink:type="simple" xlink:href="http://en.wikipedia.org/wiki/Syntax_of_programming_languages">syntax</text:a> from <text:a xlink:type="simple" xlink:href="http://en.wikipedia.org/wiki/C_%28programming_language%29">C</text:a> and <text:a xlink:type="simple" xlink:href="http://en.wikipedia.org/wiki/C%2B%2B">C++</text:a> but has a simpler <text:a xlink:type="simple" xlink:href="http://en.wikipedia.org/wiki/Object_model">object model</text:a> and fewer low-level facilities. Java applications are typically <text:a xlink:type="simple" xlink:href="http://en.wikipedia.org/wiki/Compiler">compiled</text:a> to <text:a xlink:type="simple" xlink:href="http://en.wikipedia.org/wiki/Java_bytecode">bytecode</text:a> that can run on any <text:a xlink:type="simple" xlink:href="http://en.wikipedia.org/wiki/Java_virtual_machine">Java virtual machine</text:a> (JVM) regardless of <text:a xlink:type="simple" xlink:href="http://en.wikipedia.org/wiki/Computer_architecture">computer architecture</text:a>.</text:p>
      <text:p text:style-name="Text_20_body">The original and <text:a xlink:type="simple" xlink:href="http://en.wikipedia.org/wiki/Reference_implementation">reference implementation</text:a> Java <text:a xlink:type="simple" xlink:href="http://en.wikipedia.org/wiki/Compiler">compilers</text:a>, virtual machines, and <text:a xlink:type="simple" xlink:href="http://en.wikipedia.org/wiki/Library_%28computing%29">class libraries</text:a> were developed by Sun from 1995. As of May 2007, in compliance with the specifications of the <text:a xlink:type="simple" xlink:href="http://en.wikipedia.org/wiki/Java_Community_Process">Java Community Process</text:a>, Sun made available most of their Java technologies as <text:a xlink:type="simple" xlink:href="http://en.wikipedia.org/wiki/Free_software">free software</text:a> under the <text:a xlink:type="simple" xlink:href="http://en.wikipedia.org/wiki/GNU_General_Public_License">GNU General Public License</text:a>. Others have also developed alternative implementations of these Sun technologies, such as the <text:a xlink:type="simple" xlink:href="http://en.wikipedia.org/wiki/GNU_Compiler_for_Java">GNU Compiler for Java</text:a> and <text:a xlink:type="simple" xlink:href="http://en.wikipedia.org/wiki/GNU_Classpath">GNU Classpath</text:a>.</text:p>
      <text:p text:style-name="Standard"/>
      <text:h text:style-name="Heading_20_2" text:outline-level="2" text:is-list-header="true">History</text:h>
      <text:p text:style-name="P15"><draw:a xlink:type="simple" xlink:href="http://en.wikipedia.org/wiki/File:Wave.svg"><draw:frame draw:style-name="fr1" draw:name="graphics1" text:anchor-type="as-char" svg:width="0.7811in" svg:height="1.4063in" draw:z-index="0"><draw:image xlink:href="http://upload.wikimedia.org/wikipedia/commons/thumb/4/40/Wave.svg/75px-Wave.svg.png" xlink:type="simple" xlink:show="embed" xlink:actuate="onLoad"/></draw:frame></draw:a> </text:p>
      <text:p text:style-name="P15"><draw:a xlink:type="simple" xlink:href="http://en.wikipedia.org/wiki/File:Wave.svg"><draw:frame draw:style-name="fr2" draw:name="graphics2" text:anchor-type="as-char" svg:width="0.1839in" svg:height="0.1425in" draw:z-index="1"><draw:image xlink:href="http://upload.wikimedia.org/skins/common/images/magnify-clip.png" xlink:type="simple" xlink:show="embed" xlink:actuate="onLoad"/></draw:frame></draw:a></text:p>
      <text:p text:style-name="Text_20_body">Duke, the Java mascot</text:p>
      <text:p text:style-name="P3"><text:span text:style-name="T2">See also: </text:span><text:a xlink:type="simple" xlink:href="http://en.wikipedia.org/wiki/Java_%28Sun%29#History"><text:span text:style-name="T3">Java (Sun) history</text:span></text:a><text:span text:style-name="T2"> and </text:span><text:a xlink:type="simple" xlink:href="http://en.wikipedia.org/wiki/Java_version_history"><text:span text:style-name="T3">Java version history</text:span></text:a> </text:p>
      <text:p text:style-name="Text_20_body"><text:a xlink:type="simple" xlink:href="http://en.wikipedia.org/wiki/James_Gosling">James Gosling</text:a> initiated the Java language project in June 1991 for use in one of his many <text:a xlink:type="simple" xlink:href="http://en.wikipedia.org/wiki/Set-top_box">set-top box</text:a> projects.<text:bookmark text:name="cite_ref-38"/><text:a xlink:type="simple" xlink:href="http://en.wikipedia.org/wiki/Java_%28programming_language%29#cite_note-3">[4]</text:a> The language, initially called <text:span text:style-name="T2">Oak</text:span> after an <text:a xlink:type="simple" xlink:href="http://en.wikipedia.org/wiki/Oak_tree">oak tree</text:a> that stood outside Gosling's office, also went by the name <text:span text:style-name="T2">Green</text:span> and ended up later renamed as <text:span text:style-name="T2">Java</text:span>, from a list of random words.<text:bookmark text:name="cite_ref-41"/><text:a xlink:type="simple" xlink:href="http://en.wikipedia.org/wiki/Java_%28programming_language%29#cite_note-4">[5]</text:a> Gosling aimed to implement a <text:a xlink:type="simple" xlink:href="http://en.wikipedia.org/wiki/Virtual_machine">virtual machine</text:a> and a language that had a familiar C/C++ style of notation.<text:bookmark text:name="cite_ref-51"/><text:a xlink:type="simple" xlink:href="http://en.wikipedia.org/wiki/Java_%28programming_language%29#cite_note-5">[6]</text:a></text:p>
      <text:p text:style-name="Text_20_body">Sun released the first public implementation as Java 1.0 in 1995. It promised "<text:a xlink:type="simple" xlink:href="http://en.wikipedia.org/wiki/Write_once,_run_anywhere">Write Once, Run Anywhere</text:a>" (WORA), providing no-cost run-times on popular <text:a xlink:type="simple" xlink:href="http://en.wikipedia.org/wiki/Computing_platform">platforms</text:a>. Fairly secure and featuring configurable security, it allowed network- and file-access restrictions. Major web browsers soon incorporated the ability to run secure Java <text:a xlink:type="simple" xlink:href="http://en.wikipedia.org/wiki/Applet"><text:span text:style-name="T3">applets</text:span></text:a> within web pages, and Java quickly became popular. With the advent of <text:span text:style-name="T2">Java 2</text:span> (released initially as J2SE 1.2 in December 1998), new versions had multiple configurations built for different types of platforms. For example, <text:span text:style-name="T2">J2EE</text:span> targeted enterprise applications and the greatly stripped-down version <text:span text:style-name="T2">J2ME</text:span> for mobile applications. <text:span text:style-name="T2">J2SE</text:span> designated the Standard Edition. In 2006, for marketing purposes, Sun renamed new <text:span text:style-name="T2">J2</text:span> versions as <text:a xlink:type="simple" xlink:href="http://en.wikipedia.org/wiki/Java_EE"><text:span text:style-name="T3">Java EE</text:span></text:a>, <text:a xlink:type="simple" xlink:href="http://en.wikipedia.org/wiki/Java_ME"><text:span text:style-name="T3">Java ME</text:span></text:a>, and <text:a xlink:type="simple" xlink:href="http://en.wikipedia.org/wiki/Java_SE"><text:span text:style-name="T3">Java SE</text:span></text:a>, respectively.</text:p>
      <text:p text:style-name="Text_20_body">In 1997, Sun Microsystems approached the <text:a xlink:type="simple" xlink:href="http://en.wikipedia.org/wiki/International_Organization_for_Standardization#JTC1">ISO/IEC JTC1 standards body</text:a> and later the <text:a xlink:type="simple" xlink:href="http://en.wikipedia.org/wiki/Ecma_International">Ecma International</text:a> to formalize Java, but it soon withdrew from the process.<text:bookmark text:name="cite_ref-61"/><text:a xlink:type="simple" xlink:href="http://en.wikipedia.org/wiki/Java_%28programming_language%29#cite_note-6">[7]</text:a> Java remains a <text:a xlink:type="simple" xlink:href="http://en.wikipedia.org/wiki/De_facto"><text:span text:style-name="T3">de facto</text:span></text:a> standard, controlled through the <text:a xlink:type="simple" xlink:href="http://en.wikipedia.org/wiki/Java_Community_Process">Java Community Process</text:a>.<text:bookmark text:name="cite_ref-71"/><text:a xlink:type="simple" xlink:href="http://en.wikipedia.org/wiki/Java_%28programming_language%29#cite_note-7">[8]</text:a> At one time, Sun made most of its Java implementations available without charge, despite their <text:a xlink:type="simple" xlink:href="http://en.wikipedia.org/wiki/Proprietary_software">proprietary software</text:a> status. Sun generated revenue from Java through the selling of licenses for specialized products such as the Java Enterprise System. Sun distinguishes between its <text:a xlink:type="simple" xlink:href="http://en.wikipedia.org/wiki/Software_Development_Kit">Software Development Kit (SDK)</text:a> and <text:a xlink:type="simple" xlink:href="http://en.wikipedia.org/wiki/HotSpot">Runtime Environment (JRE)</text:a> (a subset of the SDK); the primary distinction involves the JRE's lack of the compiler, utility programs, and header files.</text:p>
      <text:p text:style-name="Text_20_body">On 13 November 2006, Sun released much of Java as <text:a xlink:type="simple" xlink:href="http://en.wikipedia.org/wiki/Free_and_open_source_software">free and open source software</text:a> under the terms of the <text:a xlink:type="simple" xlink:href="http://en.wikipedia.org/wiki/GNU_General_Public_License">GNU General Public License</text:a> (GPL). On 8 May 2007 Sun finished the process, making all of Java's core code free and open-source, aside from a small portion of code to which Sun did not hold the copyright.<text:bookmark text:name="cite_ref-8"/><text:a xlink:type="simple" xlink:href="http://en.wikipedia.org/wiki/Java_%28programming_language%29#cite_note-8">[9]</text:a></text:p>
      <text:h text:style-name="Heading_20_2" text:outline-level="2" text:is-list-header="true"><text:bookmark text:name="Philosophy"/>[<text:a xlink:type="simple" xlink:href="http://en.wikipedia.org/w/index.php?title=Java_%28programming_language%29&amp;action=edit&amp;section=2">edit</text:a>] Philosophy</text:h>
      <text:h text:style-name="Heading_20_3" text:outline-level="3" text:is-list-header="true"><text:bookmark text:name="Primary_goals"/>[<text:a xlink:type="simple" xlink:href="http://en.wikipedia.org/w/index.php?title=Java_%28programming_language%29&amp;action=edit&amp;section=3">edit</text:a>] Primary goals</text:h>
      <text:p text:style-name="Text_20_body">There were five primary goals in the creation of the Java language:<text:bookmark text:name="cite_ref-91"/><text:a xlink:type="simple" xlink:href="http://en.wikipedia.org/wiki/Java_%28programming_language%29#cite_note-9">[10]</text:a></text:p>
      <text:list text:style-name="L6">
        <text:list-item>
          <text:p text:style-name="P16">It should be "simple, object oriented, and familiar". </text:p>
        </text:list-item>
        <text:list-item>
          <text:p text:style-name="P16">It should be "robust and secure". </text:p>
        </text:list-item>
        <text:list-item>
          <text:p text:style-name="P16">It should be "architecture neutral and portable". </text:p>
        </text:list-item>
        <text:list-item>
          <text:p text:style-name="P16">It should execute with "high performance". </text:p>
        </text:list-item>
        <text:list-item>
          <text:p text:style-name="P17">It should be "interpreted, threaded, and dynamic". </text:p>
        </text:list-item>
      </text:list>
      <text:h text:style-name="Heading_20_3" text:outline-level="3" text:is-list-header="true"><text:bookmark text:name="Java_Platform"/>[<text:a xlink:type="simple" xlink:href="http://en.wikipedia.org/w/index.php?title=Java_%28programming_language%29&amp;action=edit&amp;section=4">edit</text:a>] Java Platform</text:h>
      <text:p text:style-name="List_20_Contents"><text:span text:style-name="T2">Main article: </text:span><text:a xlink:type="simple" xlink:href="http://en.wikipedia.org/wiki/Java_Platform"><text:span text:style-name="T3">Java Platform</text:span></text:a></text:p>
      <text:p text:style-name="P3"><text:span text:style-name="T2">Main article: </text:span><text:a xlink:type="simple" xlink:href="http://en.wikipedia.org/wiki/Java_Runtime_Environment"><text:span text:style-name="T3">Java Runtime Environment</text:span></text:a></text:p>
      <text:p text:style-name="Text_20_body">One characteristic of Java is portability, which means that computer programs written in the Java language must run similarly on any supported hardware/operating-system platform. One should be able to write a program once, compile it once, and run it anywhere.</text:p>
      <text:p text:style-name="Text_20_body">This is achieved by compiling the Java language code, not to machine code but to <text:a xlink:type="simple" xlink:href="http://en.wikipedia.org/wiki/Java_bytecode">Java bytecode</text:a> – instructions analogous to machine code but intended to be <text:a xlink:type="simple" xlink:href="http://en.wikipedia.org/wiki/Interpreter_%28computing%29">interpreted</text:a> by a <text:a xlink:type="simple" xlink:href="http://en.wikipedia.org/wiki/Virtual_machine">virtual machine</text:a> (VM) written specifically for the host hardware. <text:a xlink:type="simple" xlink:href="http://en.wikipedia.org/wiki/End-user">End-users</text:a> commonly use a Java Runtime Environment (JRE) installed on their own machine for standalone Java applications, or in a Web browser for Java <text:a xlink:type="simple" xlink:href="http://en.wikipedia.org/wiki/Applet">Applets</text:a>.</text:p>
      <text:p text:style-name="Text_20_body">Standardized libraries provide a generic way to access host specific features such as graphics, <text:a xlink:type="simple" xlink:href="http://en.wikipedia.org/wiki/Thread_%28computer_science%29">threading</text:a> and <text:a xlink:type="simple" xlink:href="http://en.wikipedia.org/wiki/Computer_network">networking</text:a>. In some JVM versions, bytecode can be compiled to native code, either before or during program execution, resulting in faster execution.</text:p>
      <text:p text:style-name="Text_20_body">A major benefit of using bytecode is Porting. However, the overhead of interpretation means that interpreted programs almost always run more slowly than programs compiled to native executables would, and Java suffered a reputation for poor performance. This gap has been narrowed by a number of optimisation techniques introduced in the more recent JVM implementations.</text:p>
      <text:p text:style-name="Text_20_body">One such technique, known as <text:a xlink:type="simple" xlink:href="http://en.wikipedia.org/wiki/Just-in-time_compilation">Just-in-time_compilation</text:a> (JIT), translates Java bytecode into native code the first time that code is executed, then caches it. This results in a program that starts and executes faster than pure interpreted code can, at the cost of introducing occasional compilation overhead during execution. More sophisticated VMs also use <text:a xlink:type="simple" xlink:href="http://en.wikipedia.org/wiki/Dynamic_recompilation">dynamic recompilation</text:a>, in which the VM analyzes the behavior of the running program and selectively recompiles and optimizes parts of the program. Dynamic recompilation can achieve optimizations superior to static compilation because the dynamic compiler can base optimizations on knowledge about the runtime environment and the set of loaded classes, and can identify <text:span text:style-name="T2">hot spots</text:span> - parts of the program, often inner loops, that take up the most execution time. JIT compilation and dynamic recompilation allow Java programs to approach the speed of native code without losing portability.</text:p>
      <text:p text:style-name="Text_20_body">Another technique, commonly known as <text:span text:style-name="T2">static compilation</text:span>, or <text:a xlink:type="simple" xlink:href="http://en.wikipedia.org/wiki/AOT_compiler">ahead-of-time (AOT) compilation</text:a>, is to compile directly into native code like a more traditional compiler. Static Java compilers translate the Java source or bytecode to native <text:a xlink:type="simple" xlink:href="http://en.wikipedia.org/wiki/Object_code">object code</text:a>. This achieves good performance compared to interpretation, at the expense of portability; the output of these compilers can only be run on a single <text:a xlink:type="simple" xlink:href="http://en.wikipedia.org/wiki/Computer_architecture">architecture</text:a>. AOT could give Java something like performance, yet it is still not portable since there are no compiler directives, and all the pointers are indirect with no way to micro manage garbage collection.</text:p>
      <text:p text:style-name="Text_20_body"><text:a xlink:type="simple" xlink:href="http://en.wikipedia.org/wiki/Java_performance">Java's performance</text:a> has improved substantially since the early versions, and performance of <text:a xlink:type="simple" xlink:href="http://en.wikipedia.org/wiki/JIT_compiler">JIT compilers</text:a> relative to native compilers has in some tests been shown to be quite similar.<text:bookmark text:name="cite_ref-101"/><text:a xlink:type="simple" xlink:href="http://en.wikipedia.org/wiki/Java_%28programming_language%29#cite_note-10">[11]</text:a><text:bookmark text:name="cite_ref-111"/><text:a xlink:type="simple" xlink:href="http://en.wikipedia.org/wiki/Java_%28programming_language%29#cite_note-11">[12]</text:a> The performance of the compilers does not necessarily indicate the performance of the compiled code; only careful testing can reveal the true performance issues in any system.</text:p>
      <text:p text:style-name="Text_20_body">One of the unique advantages of the concept of a runtime engine is that errors (exceptions) should not 'crash' the system. Moreover, in runtime engine environments such as Java there exist tools that attach to the runtime engine and every time that an exception of interest occurs they record debugging information that existed in memory at the time the exception was thrown (stack and heap values). These <text:a xlink:type="simple" xlink:href="http://en.wikipedia.org/wiki/Automated_Exception_Handling">Automated Exception Handling</text:a> tools provide 'root-cause' information for exceptions in Java programs that run in production, testing or development environments.</text:p>
      <text:h text:style-name="Heading_20_3" text:outline-level="3" text:is-list-header="true"><text:bookmark text:name="Implementations"/>[<text:a xlink:type="simple" xlink:href="http://en.wikipedia.org/w/index.php?title=Java_%28programming_language%29&amp;action=edit&amp;section=5">edit</text:a>] Implementations</text:h>
      <text:p text:style-name="Text_20_body">Sun Microsystems officially licenses the Java Standard Edition platform for <text:a xlink:type="simple" xlink:href="http://en.wikipedia.org/wiki/Microsoft_Windows">Microsoft Windows</text:a>, <text:a xlink:type="simple" xlink:href="http://en.wikipedia.org/wiki/Linux">Linux</text:a>, and <text:a xlink:type="simple" xlink:href="http://en.wikipedia.org/wiki/Solaris_%28operating_system%29">Solaris</text:a>. Through a network of third-party vendors and licensees<text:bookmark text:name="cite_ref-121"/><text:a xlink:type="simple" xlink:href="http://en.wikipedia.org/wiki/Java_%28programming_language%29#cite_note-12">[13]</text:a>, alternative Java environments are available for these and other platforms.</text:p>
      <text:p text:style-name="Text_20_body">Sun's trademark license for usage of the Java brand insists that all implementations be "compatible". This resulted from a legal dispute with <text:a xlink:type="simple" xlink:href="http://en.wikipedia.org/wiki/Microsoft">Microsoft</text:a> after Sun claimed that the Microsoft implementation did not support <text:a xlink:type="simple" xlink:href="http://en.wikipedia.org/wiki/Java_remote_method_invocation">RMI</text:a> or <text:a xlink:type="simple" xlink:href="http://en.wikipedia.org/wiki/Java_Native_Interface">JNI</text:a> and had added platform-specific features of their own. Sun sued in 1997, and in 2001 won a settlement of $20 million as well as a court order enforcing the terms of the license from Sun.<text:bookmark text:name="cite_ref-131"/><text:a xlink:type="simple" xlink:href="http://en.wikipedia.org/wiki/Java_%28programming_language%29#cite_note-13">[14]</text:a> As a result, Microsoft no longer ships Java with <text:a xlink:type="simple" xlink:href="http://en.wikipedia.org/wiki/Microsoft_Windows">Windows</text:a>, and in recent versions of Windows, <text:a xlink:type="simple" xlink:href="http://en.wikipedia.org/wiki/Internet_Explorer">Internet Explorer</text:a> cannot support Java applets without a third-party plugin. Sun, and others, have made available free Java run-time systems for those and other versions of Windows.</text:p>
      <text:p text:style-name="Text_20_body">Platform-independent Java is essential to the <text:a xlink:type="simple" xlink:href="http://en.wikipedia.org/wiki/Java_Platform,_Enterprise_Edition">Java EE</text:a> strategy, and an even more rigorous validation is required to certify an implementation. This environment enables portable server-side applications, such as <text:a xlink:type="simple" xlink:href="http://en.wikipedia.org/wiki/Web_service">Web services</text:a>, <text:a xlink:type="simple" xlink:href="http://en.wikipedia.org/wiki/Servlet">servlets</text:a>, and <text:a xlink:type="simple" xlink:href="http://en.wikipedia.org/wiki/Enterprise_JavaBean">Enterprise JavaBeans</text:a>, as well as with <text:a xlink:type="simple" xlink:href="http://en.wikipedia.org/wiki/Embedded_system">embedded systems</text:a> based on <text:a xlink:type="simple" xlink:href="http://en.wikipedia.org/wiki/OSGi">OSGi</text:a>, using <text:a xlink:type="simple" xlink:href="http://en.wikipedia.org/wiki/Embedded_Java">Embedded Java</text:a> environments. Through the new <text:a xlink:type="simple" xlink:href="http://en.wikipedia.org/wiki/GlassFish">GlassFish</text:a> project, Sun is working to create a fully functional, unified <text:a xlink:type="simple" xlink:href="http://en.wikipedia.org/wiki/Open-source">open-source</text:a> implementation of the Java EE technologies.</text:p>
      <text:p text:style-name="Text_20_body">Sun also distributes a superset of the JRE called the Java 2 <text:a xlink:type="simple" xlink:href="http://en.wikipedia.org/wiki/SDK">SDK</text:a> (more commonly known as the JDK), which includes development tools such as the <text:a xlink:type="simple" xlink:href="http://en.wikipedia.org/wiki/Java_compiler">Java compiler</text:a>, <text:a xlink:type="simple" xlink:href="http://en.wikipedia.org/wiki/Javadoc">Javadoc</text:a>, <text:a xlink:type="simple" xlink:href="http://en.wikipedia.org/wiki/JAR_%28file_format%29">Jar</text:a> and <text:a xlink:type="simple" xlink:href="http://en.wikipedia.org/wiki/Debugger">debugger</text:a>.</text:p>
      <text:h text:style-name="Heading_20_3" text:outline-level="3" text:is-list-header="true"><text:bookmark text:name="Automatic_memory_management"/>[<text:a xlink:type="simple" xlink:href="http://en.wikipedia.org/w/index.php?title=Java_%28programming_language%29&amp;action=edit&amp;section=6">edit</text:a>] Automatic memory management</text:h>
      <text:p text:style-name="P3"><text:span text:style-name="T2">See also: </text:span><text:a xlink:type="simple" xlink:href="http://en.wikipedia.org/wiki/Garbage_collection_%28computer_science%29"><text:span text:style-name="T3">Garbage collection (computer science)</text:span></text:a> </text:p>
      <text:p text:style-name="Text_20_body">Java uses an <text:a xlink:type="simple" xlink:href="http://en.wikipedia.org/wiki/Automatic_garbage_collection">automatic garbage collector</text:a> to manage memory in the <text:a xlink:type="simple" xlink:href="http://en.wikipedia.org/wiki/Object_lifetime">object lifecycle</text:a>. The programmer determines when objects are created, and the Java runtime is responsible for recovering the memory once objects are no longer in use. Once no references to an object remain, the <text:a xlink:type="simple" xlink:href="http://en.wikipedia.org/wiki/Unreachable_object">unreachable object</text:a> becomes eligible to be freed automatically by the garbage collector. Something similar to a memory leak may still occur if a programmer's code holds a reference to an object that is no longer needed, typically when objects that are no longer needed are stored in containers that are still in use. If a nonexistent object is called a "null pointer exception" is thrown. <text:bookmark text:name="cite_ref-141"/><text:a xlink:type="simple" xlink:href="http://en.wikipedia.org/wiki/Java_%28programming_language%29#cite_note-14">[15]</text:a><text:bookmark text:name="cite_ref-151"/><text:a xlink:type="simple" xlink:href="http://en.wikipedia.org/wiki/Java_%28programming_language%29#cite_note-15">[16]</text:a></text:p>
      <text:p text:style-name="Text_20_body">One of the ideas behind Java's automatic memory management model is that programmers be spared the burden of having to perform manual memory management. In some languages memory for the creation of objects is implicitly allocated on the <text:a xlink:type="simple" xlink:href="http://en.wikipedia.org/wiki/Stack_%28computer_science%29">stack</text:a>, or explicitly allocated and deallocated from the <text:a xlink:type="simple" xlink:href="http://en.wikipedia.org/wiki/Heap_%28computer_science%29">heap</text:a>. Either way the responsibility of managing memory resides with the programmer. If the program does not deallocate an object, a <text:a xlink:type="simple" xlink:href="http://en.wikipedia.org/wiki/Memory_leak">memory leak</text:a> occurs. If the program attempts to access or deallocate memory that has already been deallocated, the result is undefined and the program may become unstable and/or may crash. This can be partially remedied by the use of <text:a xlink:type="simple" xlink:href="http://en.wikipedia.org/wiki/Smart_pointers">smart pointers</text:a>, but it adds overhead and complexity.</text:p>
      <text:p text:style-name="Text_20_body">Garbage collection is allowed to happen at any time. Ideally, it will occur when a program is idle. It is guaranteed to occur if there is insufficient free memory on the heap to allocate a new object, which can cause a program to stall momentarily. Where performance or response time is important, explicit memory management and object pools are often used.</text:p>
      <text:p text:style-name="Text_20_body">Java does not support C/C++ style <text:a xlink:type="simple" xlink:href="http://en.wikipedia.org/wiki/Pointer_%28computing%29">pointer arithmetic</text:a>, where object addresses and integers (usually long integers) can be used interchangeably. This is to allow the garbage collector to relocate referenced objects, and to ensure type safety and security.</text:p>
      <text:p text:style-name="Text_20_body">As in <text:a xlink:type="simple" xlink:href="http://en.wikipedia.org/wiki/C%2B%2B">C++</text:a> and some other object-oriented languages, variables of Java's <text:a xlink:type="simple" xlink:href="http://en.wikipedia.org/wiki/Primitive_type">primitive types</text:a> are not objects. Values of primitive types are either stored directly in fields (for objects) or on the <text:a xlink:type="simple" xlink:href="http://en.wikipedia.org/wiki/Stack-based_memory_allocation">stack</text:a> (for methods) rather than on the heap, as is the common case for objects (but see <text:a xlink:type="simple" xlink:href="http://en.wikipedia.org/wiki/Escape_analysis">Escape analysis</text:a>). This was a conscious decision by Java's designers for performance reasons. Because of this, Java was not considered to be a pure object-oriented programming language. However, as of Java 5.0, <text:a xlink:type="simple" xlink:href="http://en.wikipedia.org/wiki/Object_type">autoboxing</text:a> enables programmers to write as if primitive types are their wrapper classes, with their object-oriented counterparts representing classes of their own, and freely interchange between them for improved flexibility.</text:p>
      <text:h text:style-name="Heading_20_2" text:outline-level="2" text:is-list-header="true"><text:bookmark text:name="Syntax2"/><text:bookmark text:name="Syntax1"/>[<text:a xlink:type="simple" xlink:href="http://en.wikipedia.org/w/index.php?title=Java_%28programming_language%29&amp;action=edit&amp;section=7">edit</text:a>] Syntax</text:h>
      <text:p text:style-name="P3"><text:span text:style-name="T2">Main article: </text:span><text:a xlink:type="simple" xlink:href="http://en.wikipedia.org/wiki/Java_syntax"><text:span text:style-name="T3">Java syntax</text:span></text:a></text:p>
      <text:p text:style-name="Text_20_body">The syntax of Java is largely derived from <text:a xlink:type="simple" xlink:href="http://en.wikipedia.org/wiki/C%2B%2B">C++</text:a>. Unlike C++, which combines the syntax for structured, generic, and object-oriented programming, Java was built almost exclusively as an object oriented language. All code is written inside a class and everything is an object, with the exception of the intrinsic data types (ordinal and real numbers, boolean values, and characters), which are not classes for performance reasons.</text:p>
      <text:p text:style-name="Text_20_body">Java suppresses several features (such as <text:a xlink:type="simple" xlink:href="http://en.wikipedia.org/wiki/Operator_overloading">operator overloading</text:a> and <text:a xlink:type="simple" xlink:href="http://en.wikipedia.org/wiki/Multiple_inheritance">multiple inheritance</text:a>) for <text:span text:style-name="T2">classes</text:span> in order to simplify the language and to prevent possible errors and anti-pattern design.</text:p>
      <text:h text:style-name="Heading_20_2" text:outline-level="2" text:is-list-header="true"><text:bookmark text:name="Examples"/>[<text:a xlink:type="simple" xlink:href="http://en.wikipedia.org/w/index.php?title=Java_%28programming_language%29&amp;action=edit&amp;section=8">edit</text:a>] Examples</text:h>
      <text:h text:style-name="Heading_20_3" text:outline-level="3" text:is-list-header="true"><text:bookmark text:name="Hello_world"/>[<text:a xlink:type="simple" xlink:href="http://en.wikipedia.org/w/index.php?title=Java_%28programming_language%29&amp;action=edit&amp;section=9">edit</text:a>] Hello world</text:h>
      <text:p text:style-name="Text_20_body">The traditional <text:a xlink:type="simple" xlink:href="http://en.wikipedia.org/wiki/Hello_world_program">Hello world program</text:a> can be written in Java as:</text:p>
      <text:p text:style-name="P4">/**</text:p>
      <text:p text:style-name="P4"><text:s/>* Outputs "Hello, World!" and then exits</text:p>
      <text:p text:style-name="P4"><text:s/>*/</text:p>
      <text:p text:style-name="P4">public class HelloWorld {</text:p>
      <text:p text:style-name="P4"><text:s text:c="4"/>public static void main(String[] args) {</text:p>
      <text:p text:style-name="P4"><text:s text:c="8"/>System.out.println("Hello, World!");</text:p>
      <text:p text:style-name="P4"><text:s text:c="4"/>}</text:p>
      <text:p text:style-name="P5">}</text:p>
      <text:p text:style-name="Text_20_body">By convention, source files are named after the public class they contain, appending the suffix <text:span text:style-name="T2">.java</text:span>, for example, <text:span text:style-name="Source_20_Text">HelloWorld.java</text:span>. It must first be compiled into bytecode, using a <text:a xlink:type="simple" xlink:href="http://en.wikipedia.org/wiki/Java_compiler">Java compiler</text:a>, producing a file named <text:span text:style-name="Source_20_Text">HelloWorld.class</text:span>. Only then can it be executed, or 'launched'. The java source file may only contain one public class but can contain multiple classes with less than public access.</text:p>
      <text:p text:style-name="Text_20_body">A <text:span text:style-name="T6">class</text:span> that is declared <text:span text:style-name="T6">private</text:span> may be stored in any .java file. The compiler will generate a class file for each class defined in the source file. The name of the class file is the name of the class, with <text:span text:style-name="T2">.class</text:span> appended. For class file generation, <text:a xlink:type="simple" xlink:href="http://en.wikipedia.org/wiki/Anonymous_class">anonymous classes</text:a> are treated as if their name was the concatenation of the name of their enclosing class, a <text:span text:style-name="T2">$</text:span>, and an integer.</text:p>
      <text:p text:style-name="Text_20_body">The <text:a xlink:type="simple" xlink:href="http://en.wikipedia.org/wiki/Java_keywords">keyword</text:a> <text:span text:style-name="T6">public</text:span> denotes that a method can be called from code in other classes, or that a class may be used by classes outside the class hierarchy. The class hierarchy is related to the name of the directory in which the.java file is.</text:p>
      <text:p text:style-name="Text_20_body">The keyword <text:span text:style-name="T6">static</text:span> in front of a method indicates a <text:a xlink:type="simple" xlink:href="http://en.wikipedia.org/wiki/Class_method">static method</text:a>, which is associated only with the class and not with any specific instance of that class. Only static methods can be invoked without a reference to an object. Static methods cannot access any method variables that are not static.</text:p>
      <text:p text:style-name="Text_20_body">The keyword <text:span text:style-name="T6">void</text:span> indicates that the main method does not return any value to the caller. If a Java program is to exit with an error code, it must call System.exit()</text:p>
      <text:p text:style-name="Text_20_body">The method name "<text:span text:style-name="Source_20_Text">main</text:span>" is not a keyword in the Java language. It is simply the name of the method the Java launcher calls to pass control to the program. Java classes that run in managed environments such as applets and <text:a xlink:type="simple" xlink:href="http://en.wikipedia.org/wiki/Enterprise_Java_Beans">Enterprise Java Beans</text:a> do not use or need a <text:span text:style-name="Source_20_Text">main()</text:span> method. A java program may contain multiple classes that have <text:span text:style-name="Source_20_Text">main</text:span> methods, which means that the VM needs to be explicitly told which class to launch from.</text:p>
      <text:p text:style-name="Text_20_body">The main method must accept an <text:a xlink:type="simple" xlink:href="http://en.wikipedia.org/wiki/Array">array</text:a> of <text:a xlink:type="simple" xlink:href="http://java.sun.com/javase/6/docs/api/java/lang/String.html"><text:span text:style-name="T7">String</text:span></text:a> objects. By convention, it is referenced as <text:span text:style-name="T6">args</text:span> although any other legal identifier name can be used. Since Java 5, the main method can also use <text:a xlink:type="simple" xlink:href="http://en.wikipedia.org/wiki/Varargs">variable arguments</text:a>, in the form of <text:span text:style-name="Source_20_Text">public static void main(String... args)</text:span>, allowing the main method to be invoked with an arbitrary number of <text:span text:style-name="Source_20_Text">String</text:span> arguments. The effect of this alternate declaration is semantically identical (the <text:span text:style-name="Source_20_Text">args</text:span> parameter is still an array of <text:span text:style-name="Source_20_Text">String</text:span> objects), but allows an alternate syntax for creating and passing the array.</text:p>
      <text:p text:style-name="Text_20_body">The Java launcher launches Java by loading a given class (specified on the command line or as an attribute in a <text:a xlink:type="simple" xlink:href="http://en.wikipedia.org/wiki/JAR_%28file_format%29">JAR</text:a>) and starting its <text:span text:style-name="Source_20_Text">public static void main(String[])</text:span> method. Stand-alone programs must declare this method explicitly. The <text:span text:style-name="Source_20_Text">String[] args</text:span> parameter is an <text:a xlink:type="simple" xlink:href="http://en.wikipedia.org/wiki/Array">array</text:a> of <text:a xlink:type="simple" xlink:href="http://java.sun.com/javase/6/docs/api/java/lang/String.html"><text:span text:style-name="Source_20_Text">String</text:span></text:a> objects containing any arguments passed to the class. The parameters to <text:span text:style-name="Source_20_Text">main</text:span> are often passed by means of a <text:a xlink:type="simple" xlink:href="http://en.wikipedia.org/wiki/Command_line">command line</text:a>.</text:p>
      <text:p text:style-name="Text_20_body">Printing is part of a Java standard library: The <text:a xlink:type="simple" xlink:href="http://java.sun.com/javase/6/docs/api/java/lang/System.html"><text:span text:style-name="T7">System</text:span></text:a> class defines a public static field called <text:a xlink:type="simple" xlink:href="http://java.sun.com/javase/6/docs/api/java/lang/System.html#out"><text:span text:style-name="T7">out</text:span></text:a>. The <text:span text:style-name="Source_20_Text">out</text:span> object is an instance of the <text:a xlink:type="simple" xlink:href="http://java.sun.com/javase/6/docs/api/java/io/PrintStream.html"><text:span text:style-name="Source_20_Text">PrintStream</text:span></text:a> class and provides many methods for printing data to <text:a xlink:type="simple" xlink:href="http://en.wikipedia.org/wiki/Standard_streams">standard out</text:a>, including <text:a xlink:type="simple" xlink:href="http://java.sun.com/javase/6/docs/api/java/io/PrintStream.html#println%28java.lang.String%29"><text:span text:style-name="T7">println(String)</text:span></text:a> which also appends a new line to the passed string.</text:p>
      <text:p text:style-name="Text_20_body">The string "Hello world!" is automatically converted to a String object by the compiler.</text:p>
      <text:h text:style-name="Heading_20_3" text:outline-level="3" text:is-list-header="true"><text:bookmark text:name="A_more_comprehensive_example"/>[<text:a xlink:type="simple" xlink:href="http://en.wikipedia.org/w/index.php?title=Java_%28programming_language%29&amp;action=edit&amp;section=10">edit</text:a>] A more comprehensive example</text:h>
      <text:p text:style-name="P4">// OddEven.java</text:p>
      <text:p text:style-name="P4">import javax.swing.JOptionPane;</text:p>
      <text:p text:style-name="P4"><text:s/></text:p>
      <text:p text:style-name="P4">public class OddEven {</text:p>
      <text:p text:style-name="P4"><text:s text:c="4"/>// "input" is the number that the user gives to the computer</text:p>
      <text:p text:style-name="P4"><text:s text:c="4"/>private int input; // a whole number("int" means integer)</text:p>
      <text:p text:style-name="P4"><text:s/></text:p>
      <text:p text:style-name="P4"><text:s text:c="4"/>/*</text:p>
      <text:p text:style-name="P4"><text:s text:c="5"/>* This is the constructor method. It gets called when an object of the OddEven type</text:p>
      <text:p text:style-name="P4"><text:s text:c="5"/>* is being created.</text:p>
      <text:p text:style-name="P4"><text:s text:c="5"/>*/</text:p>
      <text:p text:style-name="P4"><text:s text:c="4"/>public OddEven() {}</text:p>
      <text:p text:style-name="P4"><text:s/></text:p>
      <text:p text:style-name="P4"><text:s text:c="4"/>// This is the main method. It gets called when this class is run through a Java interpreter.</text:p>
      <text:p text:style-name="P4"><text:s text:c="4"/>public static void main(String[] args) {</text:p>
      <text:p text:style-name="P4"><text:s text:c="8"/>/*</text:p>
      <text:p text:style-name="P4"><text:s text:c="9"/>* This line of code creates a new instance of this class called "number" and </text:p>
      <text:p text:style-name="P4"><text:s text:c="9"/>* initializes it, and the next line of code calls the "showDialog()" method, </text:p>
      <text:p text:style-name="P4"><text:s text:c="9"/>* which brings up a prompt to ask you for a number</text:p>
      <text:p text:style-name="P4"><text:s text:c="9"/>*/</text:p>
      <text:p text:style-name="P4"><text:s text:c="8"/>OddEven number = new OddEven();</text:p>
      <text:p text:style-name="P4"><text:s text:c="8"/>number.showDialog();</text:p>
      <text:p text:style-name="P4"><text:s text:c="4"/>}</text:p>
      <text:p text:style-name="P4"><text:s/></text:p>
      <text:p text:style-name="P4"><text:s text:c="4"/>public void showDialog() {</text:p>
      <text:p text:style-name="P4"><text:s text:c="8"/>/*</text:p>
      <text:p text:style-name="P4"><text:s text:c="9"/>* "try" makes sure nothing goes wrong. If something does, </text:p>
      <text:p text:style-name="P4"><text:s text:c="9"/>* the interpreter skips to "catch" to see what it should do.</text:p>
      <text:p text:style-name="P4"><text:s text:c="9"/>*/</text:p>
      <text:p text:style-name="P4"><text:s text:c="8"/>try {</text:p>
      <text:p text:style-name="P4"><text:s text:c="12"/>/*</text:p>
      <text:p text:style-name="P4"><text:s text:c="13"/>* The code below brings up a JOptionPane, which is a dialog box</text:p>
      <text:p text:style-name="P4"><text:s text:c="13"/>* The String returned by the "showInputDialog()" method is converted into</text:p>
      <text:p text:style-name="P4"><text:s text:c="13"/>* an integer, making the program treat it as a number instead of a word.</text:p>
      <text:p text:style-name="P4"><text:s text:c="13"/>* After that, this method calls a second method, calculate() that will</text:p>
      <text:p text:style-name="P4"><text:s text:c="13"/>* display either "Even" or "Odd."</text:p>
      <text:p text:style-name="P4"><text:s text:c="13"/>*/</text:p>
      <text:p text:style-name="P4"><text:s text:c="12"/>input = new Integer(JOptionPane.showInputDialog("Please Enter A Number"));</text:p>
      <text:p text:style-name="P4"><text:s text:c="12"/>calculate();</text:p>
      <text:p text:style-name="P4"><text:s text:c="8"/>} catch (NumberFormatException e) {</text:p>
      <text:p text:style-name="P4"><text:s text:c="12"/>/*</text:p>
      <text:p text:style-name="P4"><text:s text:c="13"/>* Getting in the catch block means that there was a problem with the format of</text:p>
      <text:p text:style-name="P4"><text:s text:c="13"/>* the number. Probably some letters were typed in instead of a number.</text:p>
      <text:p text:style-name="P4"><text:s text:c="13"/>*/</text:p>
      <text:p text:style-name="P4"><text:s text:c="12"/>System.err.println("ERROR: Invalid input. Please type in a numerical value.");</text:p>
      <text:p text:style-name="P4"><text:s text:c="8"/>}</text:p>
      <text:p text:style-name="P4"><text:s text:c="4"/>}</text:p>
      <text:p text:style-name="P4"><text:s/></text:p>
      <text:p text:style-name="P4"><text:s text:c="4"/>/*</text:p>
      <text:p text:style-name="P4"><text:s text:c="5"/>* When this gets called, it sends a message to the interpreter. </text:p>
      <text:p text:style-name="P4"><text:s text:c="5"/>* The interpreter usually shows it on the command prompt (For Windows users) </text:p>
      <text:p text:style-name="P4"><text:s text:c="5"/>* or the terminal (For Linux users).(Assuming it's open)</text:p>
      <text:p text:style-name="P4"><text:s text:c="5"/>*/</text:p>
      <text:p text:style-name="P4"><text:s text:c="4"/>private void calculate() {</text:p>
      <text:p text:style-name="P4"><text:s text:c="8"/>if (input % 2 == 0) {</text:p>
      <text:p text:style-name="P4"><text:s text:c="12"/>System.out.println("Even");</text:p>
      <text:p text:style-name="P4"><text:s text:c="8"/>} else {</text:p>
      <text:p text:style-name="P4"><text:s text:c="12"/>System.out.println("Odd");</text:p>
      <text:p text:style-name="P4"><text:s text:c="8"/>}</text:p>
      <text:p text:style-name="P4"><text:s text:c="4"/>}</text:p>
      <text:p text:style-name="P5">}</text:p>
      <text:list text:style-name="L7">
        <text:list-item>
          <text:p text:style-name="P18">The <text:a xlink:type="simple" xlink:href="http://en.wikipedia.org/wiki/Java_keywords#import"><text:span text:style-name="T8">import</text:span></text:a> statement imports the <text:a xlink:type="simple" xlink:href="http://java.sun.com/javase/6/docs/api/javax/swing/JOptionPane.html"><text:span text:style-name="T7">JOptionPane</text:span></text:a> class from the <text:a xlink:type="simple" xlink:href="http://java.sun.com/javase/6/docs/api/javax/swing/package-summary.html"><text:span text:style-name="T7">javax.swing</text:span></text:a> package. </text:p>
        </text:list-item>
        <text:list-item>
          <text:p text:style-name="P18">The <text:span text:style-name="T6">OddEven</text:span> class declares a single <text:a xlink:type="simple" xlink:href="http://en.wikipedia.org/wiki/Java_keywords#private"><text:span text:style-name="T7">private</text:span></text:a> <text:a xlink:type="simple" xlink:href="http://en.wikipedia.org/wiki/Field_%28computer_science%29">field</text:a> of type <text:span text:style-name="T6">int</text:span> named <text:span text:style-name="T6">input</text:span>. Every instance of the <text:span text:style-name="Source_20_Text">OddEven</text:span> class has its own copy of the <text:span text:style-name="Source_20_Text">input</text:span> field. The private declaration means that no other class can access (read or write) the <text:span text:style-name="Source_20_Text">input</text:span> field. </text:p>
        </text:list-item>
        <text:list-item>
          <text:p text:style-name="P18"><text:span text:style-name="T6">OddEven()</text:span> is a <text:span text:style-name="T6">public</text:span> <text:a xlink:type="simple" xlink:href="http://en.wikipedia.org/wiki/Constructor_%28computer_science%29">constructor</text:a>. Constructors have the same name as the enclosing class they are declared in, and unlike a method, have no <text:a xlink:type="simple" xlink:href="http://en.wikipedia.org/wiki/Return_type">return type</text:a>. A constructor is used to initialize an <text:a xlink:type="simple" xlink:href="http://en.wikipedia.org/wiki/Object_%28computer_science%29">object</text:a> that is a newly created instance of the class. The dialog returns a <text:span text:style-name="Source_20_Text">String</text:span> that is converted to an <text:span text:style-name="Source_20_Text">int</text:span> by the <text:a xlink:type="simple" xlink:href="http://java.sun.com/javase/6/docs/api/java/lang/Integer.html#parseInt%28String%29"><text:span text:style-name="T7">Integer.parseInt(String)</text:span></text:a> method. </text:p>
        </text:list-item>
        <text:list-item>
          <text:p text:style-name="P18">The <text:span text:style-name="T6">calculate()</text:span> method is declared without the <text:span text:style-name="Source_20_Text">static</text:span> keyword. This means that the method is invoked using a specific instance of the <text:span text:style-name="Source_20_Text">OddEven</text:span> class. (The <text:a xlink:type="simple" xlink:href="http://en.wikipedia.org/wiki/Reference_%28computer_science%29">reference</text:a> used to invoke the method is passed as an undeclared parameter of type <text:span text:style-name="Source_20_Text">OddEven</text:span> named <text:a xlink:type="simple" xlink:href="http://en.wikipedia.org/wiki/Java_keywords#this"><text:span text:style-name="T7">this</text:span></text:a>.) The method tests the expression <text:span text:style-name="Source_20_Text">input % 2 == 0</text:span> using the <text:a xlink:type="simple" xlink:href="http://en.wikipedia.org/wiki/Java_keywords#if"><text:span text:style-name="T7">if</text:span></text:a> keyword to see if the remainder of dividing the <text:span text:style-name="Source_20_Text">input</text:span> field belonging to the instance of the class by two is zero. If this expression is true, then it prints <text:span text:style-name="T1">Even</text:span>; if this expression is false it prints <text:span text:style-name="T1">Odd</text:span>. (The <text:span text:style-name="Source_20_Text">input</text:span> field can be equivalently accessed as <text:span text:style-name="Source_20_Text">this.input</text:span>, which explicitly uses the undeclared <text:span text:style-name="Source_20_Text">this</text:span> parameter.) </text:p>
        </text:list-item>
        <text:list-item>
          <text:p text:style-name="P18"><text:span text:style-name="T6">OddEven number = new OddEven();</text:span> declares a local object <text:a xlink:type="simple" xlink:href="http://en.wikipedia.org/wiki/Reference_%28computer_science%29">reference</text:a> variable in the <text:span text:style-name="Source_20_Text">main</text:span> method named <text:span text:style-name="Source_20_Text">number</text:span>. This variable can hold a reference to an object of type <text:span text:style-name="Source_20_Text">OddEven</text:span>. The declaration initializes <text:span text:style-name="Source_20_Text">number</text:span> by first creating an instance of the <text:span text:style-name="Source_20_Text">OddEven</text:span> class, using the <text:a xlink:type="simple" xlink:href="http://en.wikipedia.org/wiki/Java_keywords#new"><text:span text:style-name="T7">new</text:span></text:a> keyword and the <text:span text:style-name="Source_20_Text">OddEven()</text:span> constructor, and then assigning this instance to the variable. </text:p>
        </text:list-item>
        <text:list-item>
          <text:p text:style-name="P18">The statement <text:span text:style-name="T6">number.showDialog();</text:span> calls the calculate method. The instance of <text:span text:style-name="Source_20_Text">OddEven</text:span> object referenced by the <text:span text:style-name="Source_20_Text">number</text:span> <text:a xlink:type="simple" xlink:href="http://en.wikipedia.org/wiki/Local_variable">local variable</text:a> is used to invoke the method and passed as the undeclared <text:span text:style-name="Source_20_Text">this</text:span> parameter to the <text:span text:style-name="Source_20_Text">calculate</text:span> method. </text:p>
        </text:list-item>
        <text:list-item>
          <text:p text:style-name="P19"><text:span text:style-name="T6">input = new Integer(JOptionPane.showInputDialog("Please Enter A Number"));</text:span> is a statement that converts the type of <text:span text:style-name="T1">String</text:span> to the <text:a xlink:type="simple" xlink:href="http://en.wikipedia.org/wiki/Primitive_type">primitive type</text:a> <text:span text:style-name="T1">int</text:span> by taking advantage of the <text:a xlink:type="simple" xlink:href="http://en.wikipedia.org/wiki/Wrapper_class">wrapper class</text:a> <text:span text:style-name="T1">Integer</text:span>. </text:p>
        </text:list-item>
      </text:list>
      <text:h text:style-name="Heading_20_2" text:outline-level="2" text:is-list-header="true"><text:bookmark text:name="Special_Classes"/>[<text:a xlink:type="simple" xlink:href="http://en.wikipedia.org/w/index.php?title=Java_%28programming_language%29&amp;action=edit&amp;section=11">edit</text:a>] Special Classes</text:h>
      <text:h text:style-name="Heading_20_3" text:outline-level="3" text:is-list-header="true"><text:bookmark text:name="Applet"/>[<text:a xlink:type="simple" xlink:href="http://en.wikipedia.org/w/index.php?title=Java_%28programming_language%29&amp;action=edit&amp;section=12">edit</text:a>] Applet</text:h>
      <text:p text:style-name="P3"><text:span text:style-name="T2">Main article: </text:span><text:a xlink:type="simple" xlink:href="http://en.wikipedia.org/wiki/Java_applet"><text:span text:style-name="T3">Java applet</text:span></text:a></text:p>
      <text:p text:style-name="Text_20_body">Java applets are programs that are embedded in other applications, typically in a Web page displayed in a <text:a xlink:type="simple" xlink:href="http://en.wikipedia.org/wiki/Web_browser">Web browser</text:a>.</text:p>
      <text:p text:style-name="P4">// Hello.java</text:p>
      <text:p text:style-name="P4">import javax.swing.JApplet;</text:p>
      <text:p text:style-name="P4">import java.awt.Graphics;</text:p>
      <text:p text:style-name="P4"><text:s/></text:p>
      <text:p text:style-name="P4">public class Hello extends JApplet</text:p>
      <text:p text:style-name="P4">{</text:p>
      <text:p text:style-name="P4"><text:s text:c="4"/>public void paintComponent(Graphics g)</text:p>
      <text:p text:style-name="P4"><text:s text:c="4"/>{</text:p>
      <text:p text:style-name="P4"><text:s text:c="8"/>g.drawString("Hello, world!", 65, 95);</text:p>
      <text:p text:style-name="P4"><text:s text:c="4"/>} <text:s text:c="3"/></text:p>
      <text:p text:style-name="P5">}</text:p>
      <text:p text:style-name="Text_20_body">The <text:span text:style-name="T6">import</text:span> statements direct the <text:a xlink:type="simple" xlink:href="http://en.wikipedia.org/wiki/Java_compiler">Java compiler</text:a> to include the <text:a xlink:type="simple" xlink:href="http://java.sun.com/javase/6/docs/api/javax/swing/JApplet.html"><text:span text:style-name="T7">javax.swing.JApplet</text:span></text:a> and <text:a xlink:type="simple" xlink:href="http://java.sun.com/javase/6/docs/api/java/awt/Graphics.html"><text:span text:style-name="T7">java.awt.Graphics</text:span></text:a> classes in the compilation. The import statement allows these classes to be referenced in the <text:a xlink:type="simple" xlink:href="http://en.wikipedia.org/wiki/Source_code">source code</text:a> using the <text:span text:style-name="T2">simple class name</text:span> (i.e. <text:span text:style-name="Source_20_Text">JApplet</text:span>) instead of the <text:span text:style-name="T2">fully qualified class name</text:span> (i.e. <text:span text:style-name="Source_20_Text">javax.swing.JApplet</text:span>).</text:p>
      <text:p text:style-name="Text_20_body">The <text:span text:style-name="Source_20_Text">Hello</text:span> class <text:span text:style-name="T6">extends</text:span> (<text:a xlink:type="simple" xlink:href="http://en.wikipedia.org/wiki/Subclass_%28computer_science%29">subclasses</text:a>) the <text:span text:style-name="T6">JApplet</text:span> (Java Applet) class; the <text:span text:style-name="Source_20_Text">JApplet</text:span> class provides the framework for the host application to display and control the <text:a xlink:type="simple" xlink:href="http://en.wikipedia.org/wiki/Object_lifetime">lifecycle</text:a> of the applet. The <text:span text:style-name="Source_20_Text">JApplet</text:span> class is an JComponent (Java Graphical Component) which provides the applet with the capability to display a <text:a xlink:type="simple" xlink:href="http://en.wikipedia.org/wiki/Graphical_user_interface">graphical user interface</text:a> (GUI) and respond to user <text:a xlink:type="simple" xlink:href="http://en.wikipedia.org/wiki/Event-driven_programming">events</text:a>.</text:p>
      <text:p text:style-name="Text_20_body">The <text:span text:style-name="Source_20_Text">Hello</text:span> class <text:a xlink:type="simple" xlink:href="http://en.wikipedia.org/wiki/Method_overriding_%28programming%29">overrides</text:a> the <text:a xlink:type="simple" xlink:href="http://java.sun.com/javase/6/docs/api/java/awt/Container.html#paint%28java.awt.Graphics%29"><text:span text:style-name="T7">paintComponent(Graphics)</text:span></text:a> method inherited from the <text:a xlink:type="simple" xlink:href="http://java.sun.com/javase/6/docs/api/java/awt/Container.html"><text:span text:style-name="Source_20_Text">Container</text:span></text:a> <text:a xlink:type="simple" xlink:href="http://en.wikipedia.org/wiki/Superclass_%28computer_science%29">superclass</text:a> to provide the code to display the applet. The <text:span text:style-name="Source_20_Text">paint()</text:span> method is passed a <text:span text:style-name="T6">Graphics</text:span> object that contains the graphic context used to display the applet. The <text:span text:style-name="Source_20_Text">paintComponent()</text:span> method calls the graphic context <text:a xlink:type="simple" xlink:href="http://java.sun.com/javase/6/docs/api/java/awt/Graphics.html#drawString%28java.lang.String,%20int,%20int%29"><text:span text:style-name="T7">drawString(String, int, int)</text:span></text:a> method to display the <text:span text:style-name="T1">"Hello, world!"</text:span> string at a <text:a xlink:type="simple" xlink:href="http://en.wikipedia.org/wiki/Pixel">pixel</text:a> offset of (<text:span text:style-name="T6">65, 95</text:span>) from the upper-left corner in the applet's display.</text:p>
      <text:p text:style-name="P4">&lt;!DOCTYPE HTML PUBLIC "-//W3C//DTD HTML 4.01//EN"</text:p>
      <text:p text:style-name="P4">"http://www.w3.org/TR/html4/strict.dtd"&gt;</text:p>
      <text:p text:style-name="P4">&lt;!-- Hello.html --&gt;</text:p>
      <text:p text:style-name="P4">&lt;html&gt;</text:p>
      <text:p text:style-name="P4"><text:s text:c="2"/>&lt;head&gt;</text:p>
      <text:p text:style-name="P4"><text:s text:c="4"/>&lt;title&gt;Hello World Applet&lt;/title&gt;</text:p>
      <text:p text:style-name="P4"><text:s text:c="2"/>&lt;/head&gt;</text:p>
      <text:p text:style-name="P4"><text:s text:c="2"/>&lt;body&gt;</text:p>
      <text:p text:style-name="P4"><text:s text:c="4"/>&lt;applet code="Hello" width="200" height="200"&gt;</text:p>
      <text:p text:style-name="P4"><text:s text:c="4"/>&lt;/applet&gt;</text:p>
      <text:p text:style-name="P4"><text:s text:c="2"/>&lt;/body&gt;</text:p>
      <text:p text:style-name="P5">&lt;/html&gt;</text:p>
      <text:p text:style-name="Text_20_body">An applet is placed in an <text:a xlink:type="simple" xlink:href="http://en.wikipedia.org/wiki/HTML">HTML</text:a> document using the <text:span text:style-name="T6">&lt;applet&gt;</text:span> <text:a xlink:type="simple" xlink:href="http://en.wikipedia.org/wiki/HTML_element">HTML element</text:a>. The <text:span text:style-name="Source_20_Text">applet</text:span> tag has three attributes set: <text:span text:style-name="T6">code="Hello"</text:span> specifies the name of the <text:span text:style-name="Source_20_Text">JApplet</text:span> class and <text:span text:style-name="T6">width="200" height="200"</text:span> sets the pixel width and height of the applet. Applets may also be embedded in HTML using either the <text:span text:style-name="Source_20_Text">object</text:span> or <text:span text:style-name="Source_20_Text">embed</text:span> element<text:bookmark text:name="cite_ref-161"/><text:a xlink:type="simple" xlink:href="http://en.wikipedia.org/wiki/Java_%28programming_language%29#cite_note-16">[17]</text:a>, although support for these elements by Web browsers is inconsistent.<text:bookmark text:name="cite_ref-171"/><text:a xlink:type="simple" xlink:href="http://en.wikipedia.org/wiki/Java_%28programming_language%29#cite_note-17">[18]</text:a> However, the <text:span text:style-name="Source_20_Text">applet</text:span> tag is deprecated, so the <text:span text:style-name="Source_20_Text">object</text:span> tag is preferred where supported.</text:p>
      <text:p text:style-name="Text_20_body">The host application, typically a Web browser, instantiates the <text:span text:style-name="T6">Hello</text:span> applet and creates an <text:a xlink:type="simple" xlink:href="http://java.sun.com/javase/6/docs/api/java/applet/AppletContext.html"><text:span text:style-name="Source_20_Text">AppletContext</text:span></text:a> for the applet. Once the applet has initialized itself, it is added to the AWT display hierarchy. The <text:span text:style-name="Source_20_Text">paint</text:span> method is called by the AWT <text:a xlink:type="simple" xlink:href="http://en.wikipedia.org/wiki/Event_dispatching_thread">event dispatching thread</text:a> whenever the display needs the applet to draw itself.</text:p>
      <text:h text:style-name="Heading_20_3" text:outline-level="3" text:is-list-header="true"><text:bookmark text:name="Servlet"/>[<text:a xlink:type="simple" xlink:href="http://en.wikipedia.org/w/index.php?title=Java_%28programming_language%29&amp;action=edit&amp;section=13">edit</text:a>] Servlet</text:h>
      <text:p text:style-name="P3"><text:span text:style-name="T2">Main article: </text:span><text:a xlink:type="simple" xlink:href="http://en.wikipedia.org/wiki/Java_Servlet"><text:span text:style-name="T3">Java Servlet</text:span></text:a></text:p>
      <text:p text:style-name="Text_20_body">Java Servlet technology provides Web developers with a simple, consistent mechanism for extending the functionality of a Web server and for accessing existing business systems. Servlets are <text:a xlink:type="simple" xlink:href="http://en.wikipedia.org/wiki/Server-side">server-side</text:a> Java EE components that generate responses (typically <text:a xlink:type="simple" xlink:href="http://en.wikipedia.org/wiki/HTML">HTML</text:a> pages) to requests (typically <text:a xlink:type="simple" xlink:href="http://en.wikipedia.org/wiki/HTTP">HTTP</text:a> requests) from <text:a xlink:type="simple" xlink:href="http://en.wikipedia.org/wiki/Client_%28computing%29">clients</text:a>. A servlet can almost be thought of as an applet that runs on the server side—without a face.</text:p>
      <text:p text:style-name="P4">// Hello.java</text:p>
      <text:p text:style-name="P4">import java.io.*;</text:p>
      <text:p text:style-name="P4">import javax.servlet.*;</text:p>
      <text:p text:style-name="P4"><text:s/></text:p>
      <text:p text:style-name="P4">public class Hello extends GenericServlet {</text:p>
      <text:p text:style-name="P4"><text:s text:c="4"/>public void service(ServletRequest request, ServletResponse response) </text:p>
      <text:p text:style-name="P4"><text:s text:c="12"/>throws ServletException, IOException {</text:p>
      <text:p text:style-name="P4"><text:s text:c="8"/>response.setContentType("text/html");</text:p>
      <text:p text:style-name="P4"><text:s text:c="8"/>final PrintWriter pw = response.getWriter();</text:p>
      <text:p text:style-name="P4"><text:s text:c="8"/>pw.println("Hello, world!");</text:p>
      <text:p text:style-name="P4"><text:s text:c="8"/>pw.close();</text:p>
      <text:p text:style-name="P4"><text:s text:c="4"/>}</text:p>
      <text:p text:style-name="P5">}</text:p>
      <text:p text:style-name="Text_20_body">The <text:span text:style-name="T6">import</text:span> statements direct the Java compiler to include all of the public classes and <text:a xlink:type="simple" xlink:href="http://en.wikipedia.org/wiki/Interface_%28Java%29">interfaces</text:a> from the <text:a xlink:type="simple" xlink:href="http://java.sun.com/javase/6/docs/api/java/io/package-summary.html"><text:span text:style-name="T7">java.io</text:span></text:a> and <text:a xlink:type="simple" xlink:href="http://java.sun.com/javaee/5/docs/api/javax/servlet/package-summary.html"><text:span text:style-name="T7">javax.servlet</text:span></text:a> <text:a xlink:type="simple" xlink:href="http://en.wikipedia.org/wiki/Java_package">packages</text:a> in the compilation.</text:p>
      <text:p text:style-name="Text_20_body">The <text:span text:style-name="T6">Hello</text:span> class <text:span text:style-name="T6">extends</text:span> the <text:a xlink:type="simple" xlink:href="http://java.sun.com/javaee/5/docs/api/javax/servlet/GenericServlet.html"><text:span text:style-name="T7">GenericServlet</text:span></text:a> class; the <text:span text:style-name="Source_20_Text">GenericServlet</text:span> class provides the interface for the <text:a xlink:type="simple" xlink:href="http://en.wikipedia.org/wiki/Server_%28computing%29">server</text:a> to forward requests to the servlet and control the servlet's lifecycle.</text:p>
      <text:p text:style-name="Text_20_body">The <text:span text:style-name="Source_20_Text">Hello</text:span> class overrides the <text:a xlink:type="simple" xlink:href="http://java.sun.com/javaee/5/docs/api/javax/servlet/Servlet.html#service%28javax.servlet.ServletRequest,javax.servlet.ServletResponse%29"><text:span text:style-name="T7">service(ServletRequest, ServletResponse)</text:span></text:a> method defined by the <text:a xlink:type="simple" xlink:href="http://java.sun.com/javaee/5/docs/api/javax/servlet/Servlet.html"><text:span text:style-name="Source_20_Text">Servlet</text:span></text:a> <text:a xlink:type="simple" xlink:href="http://en.wikipedia.org/wiki/Interface_%28Java%29">interface</text:a> to provide the code for the service request handler. The <text:span text:style-name="Source_20_Text">service()</text:span> method is passed a <text:a xlink:type="simple" xlink:href="http://java.sun.com/javaee/5/docs/api/javax/servlet/ServletRequest.html"><text:span text:style-name="T7">ServletRequest</text:span></text:a> object that contains the request from the client and a <text:a xlink:type="simple" xlink:href="http://java.sun.com/javaee/5/docs/api/javax/servlet/ServletResponse.html"><text:span text:style-name="T7">ServletResponse</text:span></text:a> object used to create the response returned to the client. The <text:span text:style-name="Source_20_Text">service()</text:span> method declares that it <text:span text:style-name="T6">throws</text:span> the <text:a xlink:type="simple" xlink:href="http://en.wikipedia.org/wiki/Exception_handling">exceptions</text:a> <text:a xlink:type="simple" xlink:href="http://java.sun.com/javaee/5/docs/api/javax/servlet/ServletException.html"><text:span text:style-name="Source_20_Text">ServletException</text:span></text:a> and <text:a xlink:type="simple" xlink:href="http://java.sun.com/javase/6/docs/api/java/io/IOException.html"><text:span text:style-name="Source_20_Text">IOException</text:span></text:a> if a problem prevents it from responding to the request.</text:p>
      <text:p text:style-name="Text_20_body">The <text:a xlink:type="simple" xlink:href="http://java.sun.com/javaee/5/docs/api/javax/servlet/ServletResponse.html#setContentType%28java.lang.String%29"><text:span text:style-name="T7">setContentType(String)</text:span></text:a> method in the response object is called to set the <text:a xlink:type="simple" xlink:href="http://en.wikipedia.org/wiki/MIME">MIME</text:a> content type of the returned data to <text:span text:style-name="T1">"text/html"</text:span>. The <text:a xlink:type="simple" xlink:href="http://java.sun.com/javaee/5/docs/api/javax/servlet/ServletResponse.html#getWriter%28%29"><text:span text:style-name="T7">getWriter()</text:span></text:a> method in the response returns a <text:a xlink:type="simple" xlink:href="http://java.sun.com/javase/6/docs/api/java/io/PrintWriter.html"><text:span text:style-name="T7">PrintWriter</text:span></text:a> object that is used to write the data that is sent to the client. The <text:a xlink:type="simple" xlink:href="http://java.sun.com/javase/6/docs/api/java/io/PrintWriter.html#println%28java.lang.String%29"><text:span text:style-name="T7">println(String)</text:span></text:a> method is called to write the <text:span text:style-name="T1">"Hello, world!"</text:span> string to the response and then the <text:a xlink:type="simple" xlink:href="http://java.sun.com/javase/6/docs/api/java/io/PrintWriter.html#close%28%29"><text:span text:style-name="T7">close()</text:span></text:a> method is called to close the print writer, which causes the data that has been written to the stream to be returned to the client.</text:p>
      <text:h text:style-name="Heading_20_3" text:outline-level="3" text:is-list-header="true"><text:bookmark text:name="JavaServer_Page"/>[<text:a xlink:type="simple" xlink:href="http://en.wikipedia.org/w/index.php?title=Java_%28programming_language%29&amp;action=edit&amp;section=14">edit</text:a>] JavaServer Page</text:h>
      <text:p text:style-name="P3"><text:span text:style-name="T2">Main article: </text:span><text:a xlink:type="simple" xlink:href="http://en.wikipedia.org/wiki/JavaServer_Pages"><text:span text:style-name="T3">JavaServer Pages</text:span></text:a></text:p>
      <text:p text:style-name="Text_20_body">JavaServer Pages (JSPs) are <text:a xlink:type="simple" xlink:href="http://en.wikipedia.org/wiki/Server-side">server-side</text:a> Java EE components that generate responses, typically <text:a xlink:type="simple" xlink:href="http://en.wikipedia.org/wiki/HTML">HTML</text:a> pages, to <text:a xlink:type="simple" xlink:href="http://en.wikipedia.org/wiki/HTTP">HTTP</text:a> requests from <text:a xlink:type="simple" xlink:href="http://en.wikipedia.org/wiki/Client_%28computing%29">clients</text:a>. JSPs embed Java code in an HTML page by using the special <text:a xlink:type="simple" xlink:href="http://en.wikipedia.org/wiki/Delimiter">delimiters</text:a> <text:span text:style-name="Source_20_Text">&lt;%</text:span> and <text:span text:style-name="Source_20_Text">%&gt;</text:span>. A JSP is compiled to a Java <text:span text:style-name="T2">servlet</text:span>, a Java application in its own right, the first time it is accessed. After that, the generated servlet creates the response.</text:p>
      <text:h text:style-name="Heading_20_3" text:outline-level="3" text:is-list-header="true"><text:bookmark text:name="Swing_application"/>[<text:a xlink:type="simple" xlink:href="http://en.wikipedia.org/w/index.php?title=Java_%28programming_language%29&amp;action=edit&amp;section=15">edit</text:a>] Swing application</text:h>
      <text:p text:style-name="P3"><text:span text:style-name="T2">Main article: </text:span><text:a xlink:type="simple" xlink:href="http://en.wikipedia.org/wiki/Swing_%28Java%29"><text:span text:style-name="T3">Swing (Java)</text:span></text:a></text:p>
      <text:p text:style-name="Text_20_body"><text:a xlink:type="simple" xlink:href="http://en.wikipedia.org/wiki/Swing_%28Java%29">Swing</text:a> is a graphical user interface <text:a xlink:type="simple" xlink:href="http://en.wikipedia.org/wiki/Library_%28computer_science%29">library</text:a> for the Java SE platform. It is possible to specify a different look and feel through the <text:a xlink:type="simple" xlink:href="http://en.wikipedia.org/wiki/Pluggable_look_and_feel">pluggable look and feel</text:a> system of Swing. Clones of <text:a xlink:type="simple" xlink:href="http://en.wikipedia.org/wiki/Microsoft_Windows">Windows</text:a>, <text:a xlink:type="simple" xlink:href="http://en.wikipedia.org/wiki/GTK">GTK</text:a> and <text:a xlink:type="simple" xlink:href="http://en.wikipedia.org/wiki/Motif_%28widget_toolkit%29">Motif</text:a> are supplied by Sun. <text:a xlink:type="simple" xlink:href="http://en.wikipedia.org/wiki/Apple_Computer">Apple</text:a> also provides an <text:a xlink:type="simple" xlink:href="http://en.wikipedia.org/wiki/Aqua_%28theme%29">Aqua</text:a> look and feel for <text:a xlink:type="simple" xlink:href="http://en.wikipedia.org/wiki/Mac_OS_X">Mac OS X</text:a>. Though prior implementations of these looks and feels have been considered lacking,[<text:a xlink:type="simple" xlink:href="http://en.wikipedia.org/wiki/Wikipedia:Citation_needed"><text:span text:style-name="T3">citation needed</text:span></text:a>] Swing in Java SE 6 addresses this problem by using more native <text:a xlink:type="simple" xlink:href="http://en.wikipedia.org/wiki/Widget_%28computing%29">widget</text:a> drawing routines of the underlying platforms.</text:p>
      <text:p text:style-name="Text_20_body">This example Swing application creates a single window with "Hello, world!" inside:</text:p>
      <text:p text:style-name="P4">// Hello.java (Java SE 5)</text:p>
      <text:p text:style-name="P4">import java.awt.BorderLayout;</text:p>
      <text:p text:style-name="P4">import javax.swing.*;</text:p>
      <text:p text:style-name="P4"><text:s/></text:p>
      <text:p text:style-name="P4">public class Hello extends JFrame {</text:p>
      <text:p text:style-name="P4"><text:s text:c="4"/>public Hello() {</text:p>
      <text:p text:style-name="P4"><text:s text:c="8"/>super("hello");</text:p>
      <text:p text:style-name="P4"><text:s text:c="8"/>setDefaultCloseOperation(WindowConstants.EXIT_ON_CLOSE);</text:p>
      <text:p text:style-name="P4"><text:s text:c="8"/>setLayout(new BorderLayout());</text:p>
      <text:p text:style-name="P4"><text:s text:c="8"/>add(new JLabel("Hello, world!"));</text:p>
      <text:p text:style-name="P4"><text:s text:c="8"/>pack();</text:p>
      <text:p text:style-name="P4"><text:s text:c="4"/>}</text:p>
      <text:p text:style-name="P4"><text:s/></text:p>
      <text:p text:style-name="P4"><text:s text:c="4"/>public static void main(String[] args) {</text:p>
      <text:p text:style-name="P4"><text:s text:c="8"/>new Hello().setVisible(true);</text:p>
      <text:p text:style-name="P4"><text:s text:c="4"/>}</text:p>
      <text:p text:style-name="P5">}</text:p>
      <text:p text:style-name="Text_20_body">The first <text:span text:style-name="T6">import</text:span> statement directs the Java compiler to include the <text:a xlink:type="simple" xlink:href="http://java.sun.com/javase/6/docs/api/java/awt/BorderLayout.html"><text:span text:style-name="Source_20_Text">BorderLayout</text:span></text:a> class from the <text:a xlink:type="simple" xlink:href="http://java.sun.com/javase/6/docs/api/java/awt/package-summary.html"><text:span text:style-name="Source_20_Text">java.awt</text:span></text:a> package in the compilation; the second <text:span text:style-name="T6">import</text:span> includes all of the public classes and interfaces from the <text:a xlink:type="simple" xlink:href="http://java.sun.com/javase/6/docs/api/javax/swing/package-summary.html"><text:span text:style-name="T7">javax.swing</text:span></text:a> package.</text:p>
      <text:p text:style-name="Text_20_body">The <text:span text:style-name="T6">Hello</text:span> class <text:span text:style-name="T6">extends</text:span> the <text:a xlink:type="simple" xlink:href="http://java.sun.com/javase/6/docs/api/javax/swing/JFrame.html"><text:span text:style-name="T7">JFrame</text:span></text:a> class; the <text:span text:style-name="Source_20_Text">JFrame</text:span> class implements a <text:a xlink:type="simple" xlink:href="http://en.wikipedia.org/wiki/Window_%28computing%29">window</text:a> with a <text:a xlink:type="simple" xlink:href="http://en.wikipedia.org/wiki/Title_bar">title bar</text:a> and a close <text:a xlink:type="simple" xlink:href="http://en.wikipedia.org/wiki/Widget_%28computing%29">control</text:a>.</text:p>
      <text:p text:style-name="Text_20_body">The <text:span text:style-name="T6">Hello()</text:span> <text:a xlink:type="simple" xlink:href="http://en.wikipedia.org/wiki/Constructor_%28computer_science%29">constructor</text:a> initializes the frame by first calling the superclass constructor, passing the parameter <text:span text:style-name="Source_20_Text">"hello"</text:span>, which is used as the window's title. It then calls the <text:a xlink:type="simple" xlink:href="http://java.sun.com/javase/6/docs/api/javax/swing/JFrame.html#setDefaultCloseOperation%28int%29"><text:span text:style-name="T7">setDefaultCloseOperation(int)</text:span></text:a> method inherited from <text:span text:style-name="Source_20_Text">JFrame</text:span> to set the default operation when the close control on the title bar is selected to <text:a xlink:type="simple" xlink:href="http://java.sun.com/javase/6/docs/api/javax/swing/WindowConstants.html#EXIT_ON_CLOSE"><text:span text:style-name="T7">WindowConstants.EXIT_ON_CLOSE</text:span></text:a> — this causes the <text:span text:style-name="Source_20_Text">JFrame</text:span> to be disposed of when the frame is closed (as opposed to merely hidden), which allows the JVM to exit and the program to terminate. Next, the <text:a xlink:type="simple" xlink:href="http://en.wikipedia.org/wiki/Layout_manager">layout</text:a> of the frame is set to a <text:span text:style-name="Source_20_Text">BorderLayout</text:span>; this tells Swing how to arrange the components that will be added to the frame. A <text:a xlink:type="simple" xlink:href="http://java.sun.com/javase/6/docs/api/javax/swing/JLabel.html"><text:span text:style-name="T7">JLabel</text:span></text:a> is created for the string <text:span text:style-name="T1">"Hello, world!"</text:span> and the <text:a xlink:type="simple" xlink:href="http://java.sun.com/javase/6/docs/api/java/awt/Container.html#add%28java.awt.Component%29"><text:span text:style-name="T7">add(Component)</text:span></text:a> method inherited from the <text:a xlink:type="simple" xlink:href="http://java.sun.com/javase/6/docs/api/java/awt/Container.html"><text:span text:style-name="Source_20_Text">Container</text:span></text:a> superclass is called to add the label to the frame. The <text:a xlink:type="simple" xlink:href="http://java.sun.com/javase/6/docs/api/java/awt/Window.html#pack%28%29"><text:span text:style-name="T7">pack()</text:span></text:a> method inherited from the <text:a xlink:type="simple" xlink:href="http://java.sun.com/javase/6/docs/api/java/awt/Window.html"><text:span text:style-name="Source_20_Text">Window</text:span></text:a> superclass is called to size the window and lay out its contents, in the manner indicated by the <text:span text:style-name="Source_20_Text">BorderLayout</text:span>.</text:p>
      <text:p text:style-name="Text_20_body">The <text:span text:style-name="T6">main()</text:span> method is called by the JVM when the program starts. It <text:a xlink:type="simple" xlink:href="http://en.wikipedia.org/wiki/Instance_%28programming%29">instantiates</text:a> a new <text:span text:style-name="T6">Hello</text:span> frame and causes it to be displayed by calling the <text:a xlink:type="simple" xlink:href="http://java.sun.com/javase/6/docs/api/java/awt/Component.html#setVisible%28boolean%29"><text:span text:style-name="T7">setVisible(boolean)</text:span></text:a> method inherited from the <text:a xlink:type="simple" xlink:href="http://java.sun.com/javase/6/docs/api/java/awt/Component.html"><text:span text:style-name="Source_20_Text">Component</text:span></text:a> superclass with the boolean parameter <text:span text:style-name="T6">true</text:span>. Note that once the frame is displayed, exiting the <text:span text:style-name="Source_20_Text">main</text:span> method does not cause the program to terminate because the AWT <text:a xlink:type="simple" xlink:href="http://en.wikipedia.org/wiki/Event_dispatching_thread">event dispatching thread</text:a> remains active until all of the Swing top-level windows have been disposed.</text:p>
      <text:h text:style-name="Heading_20_3" text:outline-level="3" text:is-list-header="true"><text:bookmark text:name="Generics"/>[<text:a xlink:type="simple" xlink:href="http://en.wikipedia.org/w/index.php?title=Java_%28programming_language%29&amp;action=edit&amp;section=16">edit</text:a>] Generics</text:h>
      <text:p text:style-name="P3"><text:span text:style-name="T2">Main article: </text:span><text:a xlink:type="simple" xlink:href="http://en.wikipedia.org/wiki/Generics_in_Java"><text:span text:style-name="T3">Generics in Java</text:span></text:a></text:p>
      <text:p text:style-name="Text_20_body">Prior to generics, each variable declaration had to be of a specific type. For container classes, for example, this is a problem because there is no easy way to create a container that accepts only specific types of objects. Either the container operates on all subtypes of a class or interface, usually <text:span text:style-name="Source_20_Text">Object</text:span>, or a different container class has to be created for each contained class. Generics allow compile-time type checking without having to create a large number of container classes, each containing almost identical code.</text:p>
      <text:h text:style-name="Heading_20_2" text:outline-level="2" text:is-list-header="true"><text:bookmark text:name="Class_libraries"/>[<text:a xlink:type="simple" xlink:href="http://en.wikipedia.org/w/index.php?title=Java_%28programming_language%29&amp;action=edit&amp;section=17">edit</text:a>] Class libraries</text:h>
      <text:list text:style-name="L8">
        <text:list-item>
          <text:p text:style-name="P20">Java <text:a xlink:type="simple" xlink:href="http://en.wikipedia.org/wiki/Library_%28computer_science%29">libraries</text:a> are the compiled <text:a xlink:type="simple" xlink:href="http://en.wikipedia.org/wiki/Byte_code">byte codes</text:a> of <text:a xlink:type="simple" xlink:href="http://en.wikipedia.org/wiki/Source_code">source code</text:a> developed by the JRE implementor to support application development in Java. Examples of these libraries are: </text:p>
          <text:list>
            <text:list-item>
              <text:p text:style-name="P20">The core libraries, which include: </text:p>
              <text:list>
                <text:list-item>
                  <text:p text:style-name="P20">Collection libraries that implement <text:a xlink:type="simple" xlink:href="http://en.wikipedia.org/wiki/Data_structure">data structures</text:a> such as <text:a xlink:type="simple" xlink:href="http://en.wikipedia.org/wiki/List_%28computing%29">lists</text:a>, <text:a xlink:type="simple" xlink:href="http://en.wikipedia.org/wiki/Associative_array">dictionaries</text:a>, <text:a xlink:type="simple" xlink:href="http://en.wikipedia.org/wiki/Tree_structure">trees</text:a> and <text:a xlink:type="simple" xlink:href="http://en.wikipedia.org/wiki/Set_%28computer_science%29">sets</text:a> </text:p>
                </text:list-item>
              </text:list>
            </text:list-item>
          </text:list>
        </text:list-item>
        <text:list-item>
          <text:p text:style-name="P20"><text:a xlink:type="simple" xlink:href="http://en.wikipedia.org/wiki/XML">XML</text:a> Processing (Parsing, Transforming, Validating) libraries </text:p>
        </text:list-item>
        <text:list-item>
          <text:p text:style-name="P20">Security </text:p>
        </text:list-item>
        <text:list-item>
          <text:p text:style-name="P20"><text:a xlink:type="simple" xlink:href="http://en.wikipedia.org/wiki/I18n">Internationalization and localization</text:a> libraries </text:p>
          <text:list>
            <text:list-item>
              <text:p text:style-name="P20">The integration libraries, which allow the application writer to communicate with external systems. These libraries include: </text:p>
              <text:list>
                <text:list-item>
                  <text:p text:style-name="P20">The <text:a xlink:type="simple" xlink:href="http://en.wikipedia.org/wiki/Java_Database_Connectivity">Java Database Connectivity</text:a> (JDBC) <text:a xlink:type="simple" xlink:href="http://en.wikipedia.org/wiki/Application_Programming_Interface">API</text:a> for database access </text:p>
                </text:list-item>
              </text:list>
            </text:list-item>
          </text:list>
        </text:list-item>
        <text:list-item>
          <text:p text:style-name="P20"><text:a xlink:type="simple" xlink:href="http://en.wikipedia.org/wiki/Java_Naming_and_Directory_Interface">Java Naming and Directory Interface</text:a> (JNDI) for lookup and discovery </text:p>
        </text:list-item>
        <text:list-item>
          <text:p text:style-name="P20"><text:a xlink:type="simple" xlink:href="http://en.wikipedia.org/wiki/Java_remote_method_invocation">RMI</text:a> and <text:a xlink:type="simple" xlink:href="http://en.wikipedia.org/wiki/CORBA">CORBA</text:a> for distributed application development </text:p>
          <text:list>
            <text:list-item>
              <text:p text:style-name="P20"><text:a xlink:type="simple" xlink:href="http://en.wikipedia.org/wiki/User_Interface">User Interface</text:a> libraries, which include: </text:p>
              <text:list>
                <text:list-item>
                  <text:p text:style-name="P20">The (heavyweight, or <text:a xlink:type="simple" xlink:href="http://en.wikipedia.org/wiki/Native_mode">native</text:a>) <text:a xlink:type="simple" xlink:href="http://en.wikipedia.org/wiki/Abstract_Window_Toolkit">Abstract Window Toolkit</text:a> (AWT), which provides <text:a xlink:type="simple" xlink:href="http://en.wikipedia.org/wiki/Graphical_user_interface">GUI</text:a> components, the means for laying out those components and the means for handling events from those components </text:p>
                </text:list-item>
              </text:list>
            </text:list-item>
          </text:list>
        </text:list-item>
        <text:list-item>
          <text:p text:style-name="P20">The (lightweight) <text:a xlink:type="simple" xlink:href="http://en.wikipedia.org/wiki/Swing_%28Java%29">Swing</text:a> libraries, which are built on AWT but provide (non-native) implementations of the AWT widgetry </text:p>
        </text:list-item>
        <text:list-item>
          <text:p text:style-name="P20">APIs for audio capture, processing, and playback </text:p>
        </text:list-item>
        <text:list-item>
          <text:p text:style-name="P20">A platform dependent implementation of <text:a xlink:type="simple" xlink:href="http://en.wikipedia.org/wiki/Java_virtual_machine">Java virtual machine</text:a> (JVM) that is the means by which the byte codes of the Java libraries and third party applications are executed </text:p>
        </text:list-item>
        <text:list-item>
          <text:p text:style-name="P20">Plugins, which enable <text:a xlink:type="simple" xlink:href="http://en.wikipedia.org/wiki/Java_applet">applets</text:a> to be run in <text:a xlink:type="simple" xlink:href="http://en.wikipedia.org/wiki/Web_browser">Web browsers</text:a> </text:p>
        </text:list-item>
        <text:list-item>
          <text:p text:style-name="P20"><text:a xlink:type="simple" xlink:href="http://en.wikipedia.org/wiki/Java_Web_Start">Java Web Start</text:a>, which allows Java applications to be efficiently distributed to <text:a xlink:type="simple" xlink:href="http://en.wikipedia.org/wiki/End_user">end users</text:a> across the <text:a xlink:type="simple" xlink:href="http://en.wikipedia.org/wiki/Internet">Internet</text:a> </text:p>
        </text:list-item>
        <text:list-item>
          <text:p text:style-name="P21">Licensing and documentation. </text:p>
        </text:list-item>
      </text:list>
      <text:h text:style-name="Heading_20_2" text:outline-level="2" text:is-list-header="true"><text:bookmark text:name="Editions"/>[<text:a xlink:type="simple" xlink:href="http://en.wikipedia.org/w/index.php?title=Java_%28programming_language%29&amp;action=edit&amp;section=18">edit</text:a>] Editions</text:h>
      <text:p text:style-name="P3"><text:span text:style-name="T2">See also: </text:span><text:a xlink:type="simple" xlink:href="http://en.wikipedia.org/wiki/Free_Java_implementations#Class_library"><text:span text:style-name="T3">Free Java implementations#Class library</text:span></text:a> </text:p>
      <text:p text:style-name="P22"><text:a xlink:type="simple" xlink:href="http://en.wikipedia.org/wiki/Java_edition">Java editions</text:a></text:p>
      <table:table table:name="Table2" table:style-name="Table2">
        <table:table-column table:style-name="Table2.A"/>
        <table:table-row>
          <table:table-cell table:style-name="Table2.A1" office:value-type="string">
            <text:p text:style-name="P23"><draw:a xlink:type="simple" xlink:href="http://en.wikipedia.org/wiki/File:Wave.svg"><draw:frame draw:style-name="fr1" draw:name="graphics3" text:anchor-type="as-char" svg:width="0.6252in" svg:height="1.1252in" draw:z-index="2"><draw:image xlink:href="http://upload.wikimedia.org/wikipedia/commons/thumb/4/40/Wave.svg/60px-Wave.svg.png" xlink:type="simple" xlink:show="embed" xlink:actuate="onLoad"/></draw:frame></draw:a></text:p>
          </table:table-cell>
        </table:table-row>
        <table:table-row>
          <table:table-cell table:style-name="Table2.A1" office:value-type="string">
            <text:p text:style-name="P24"><text:a xlink:type="simple" xlink:href="http://en.wikipedia.org/wiki/Java_Card">Java Card</text:a></text:p>
          </table:table-cell>
        </table:table-row>
        <table:table-row>
          <table:table-cell table:style-name="Table2.A1" office:value-type="string">
            <text:p text:style-name="P24"><text:a xlink:type="simple" xlink:href="http://en.wikipedia.org/wiki/Java_Platform,_Micro_Edition">Micro Edition</text:a> (ME)</text:p>
          </table:table-cell>
        </table:table-row>
        <table:table-row>
          <table:table-cell table:style-name="Table2.A1" office:value-type="string">
            <text:p text:style-name="P24"><text:a xlink:type="simple" xlink:href="http://en.wikipedia.org/wiki/Java_Platform,_Standard_Edition">Standard Edition</text:a> (SE)</text:p>
          </table:table-cell>
        </table:table-row>
        <table:table-row>
          <table:table-cell table:style-name="Table2.A1" office:value-type="string">
            <text:p text:style-name="P24"><text:a xlink:type="simple" xlink:href="http://en.wikipedia.org/wiki/Java_Platform,_Enterprise_Edition">Enterprise Edition</text:a> (EE)</text:p>
          </table:table-cell>
        </table:table-row>
        <table:table-row>
          <table:table-cell table:style-name="Table2.A1" office:value-type="string">
            <text:p text:style-name="P24"><text:a xlink:type="simple" xlink:href="http://en.wikipedia.org/wiki/PersonalJava">PersonalJava</text:a> (discontinued)</text:p>
          </table:table-cell>
        </table:table-row>
      </table:table>
      <text:p text:style-name="Text_20_body">Sun has defined and supports four editions of Java targeting different application environments and segmented many of its <text:a xlink:type="simple" xlink:href="http://en.wikipedia.org/wiki/Application_programming_interface">APIs</text:a> so that they belong to one of the platforms. The platforms are:</text:p>
      <text:list text:style-name="L9">
        <text:list-item>
          <text:p text:style-name="P25"><text:a xlink:type="simple" xlink:href="http://en.wikipedia.org/wiki/Java_Card">Java Card</text:a> for smartcards </text:p>
        </text:list-item>
        <text:list-item>
          <text:p text:style-name="P25"><text:a xlink:type="simple" xlink:href="http://en.wikipedia.org/wiki/Java_Platform,_Micro_Edition">Java Platform, Micro Edition</text:a> (Java ME) — targeting environments with limited resources, </text:p>
        </text:list-item>
        <text:list-item>
          <text:p text:style-name="P25"><text:a xlink:type="simple" xlink:href="http://en.wikipedia.org/wiki/Java_Platform,_Standard_Edition">Java Platform, Standard Edition</text:a> (Java SE) — targeting workstation environments, and </text:p>
        </text:list-item>
        <text:list-item>
          <text:p text:style-name="P26"><text:a xlink:type="simple" xlink:href="http://en.wikipedia.org/wiki/Java_Platform,_Enterprise_Edition">Java Platform, Enterprise Edition</text:a> (Java EE) — targeting large distributed enterprise or Internet environments. </text:p>
        </text:list-item>
      </text:list>
      <text:p text:style-name="Text_20_body">The <text:a xlink:type="simple" xlink:href="http://en.wikipedia.org/wiki/Class_%28computer_science%29">classes</text:a> in the Java APIs are organized into separate groups called <text:a xlink:type="simple" xlink:href="http://en.wikipedia.org/wiki/Java_package">packages</text:a>. Each package contains a set of related <text:a xlink:type="simple" xlink:href="http://en.wikipedia.org/wiki/Interface_%28Java%29">interfaces</text:a>, classes and <text:a xlink:type="simple" xlink:href="http://en.wikipedia.org/wiki/Exception_handling">exceptions</text:a>. Refer to the separate platforms for a description of the packages available.</text:p>
      <text:p text:style-name="Text_20_body">The set of APIs is controlled by Sun Microsystems in cooperation with others through the <text:a xlink:type="simple" xlink:href="http://en.wikipedia.org/wiki/Java_Community_Process">Java Community Process</text:a> program. Companies or individuals participating in this process can influence the design and development of the APIs. This process has been a subject of controversy.</text:p>
      <text:p text:style-name="Text_20_body">Sun also provided an edition called <text:a xlink:type="simple" xlink:href="http://en.wikipedia.org/wiki/PersonalJava">PersonalJava</text:a> that has been superseded by later, standards-based Java ME configuration-profile pairing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9-01-14T10:55:40</meta:creation-date>
    <dc:date>2009-01-14T10:59:59</dc:date>
    <dc:language>en-US</dc:language>
    <meta:editing-cycles>2</meta:editing-cycles>
    <meta:editing-duration>PT4M19S</meta:editing-duration>
    <meta:user-defined meta:name="Info 1"/>
    <meta:user-defined meta:name="Info 2"/>
    <meta:user-defined meta:name="Info 3"/>
    <meta:user-defined meta:name="Info 4"/>
    <meta:document-statistic meta:table-count="2" meta:image-count="3" meta:object-count="0" meta:page-count="22" meta:paragraph-count="488" meta:word-count="9217" meta:character-count="59687"/>
  </office:meta>
</office:document-meta>
</file>